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55cm"/>
    </style:style>
    <style:style style:name="co3" style:family="table-column">
      <style:table-column-properties fo:break-before="auto" style:column-width="1.647cm"/>
    </style:style>
    <style:style style:name="co4" style:family="table-column">
      <style:table-column-properties fo:break-before="auto" style:column-width="2.822cm"/>
    </style:style>
    <style:style style:name="co5" style:family="table-column">
      <style:table-column-properties fo:break-before="auto" style:column-width="2.24cm"/>
    </style:style>
    <style:style style:name="co6" style:family="table-column">
      <style:table-column-properties fo:break-before="auto" style:column-width="3.944cm"/>
    </style:style>
    <style:style style:name="co7" style:family="table-column">
      <style:table-column-properties fo:break-before="auto" style:column-width="1.967cm"/>
    </style:style>
    <style:style style:name="co8" style:family="table-column">
      <style:table-column-properties fo:break-before="auto" style:column-width="3.15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02cm solid #000000" fo:border-right="none" fo:border-top="0.002cm solid #000000"/>
    </style:style>
    <style:style style:name="ce4" style:family="table-cell" style:parent-style-name="Default">
      <style:table-cell-properties fo:border-bottom="none" fo:border-left="0.002cm solid #000000" fo:border-right="none" fo:border-top="none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02cm solid #000000"/>
    </style:style>
    <style:style style:name="ce7" style:family="table-cell" style:parent-style-name="Default">
      <style:table-cell-properties fo:border-bottom="0.002cm solid #000000" fo:border-left="none" fo:border-right="none" fo:border-top="none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none" fo:border-left="none" fo:border-right="0.002cm solid #000000" fo:border-top="0.002cm solid #000000"/>
    </style:style>
    <style:style style:name="ce10" style:family="table-cell" style:parent-style-name="Default">
      <style:table-cell-properties fo:border-bottom="none" fo:border-left="none" fo:border-right="0.002cm solid #000000" fo:border-top="none"/>
    </style:style>
    <style:style style:name="ce11" style:family="table-cell" style:parent-style-name="Default">
      <style:table-cell-properties fo:border-bottom="0.002cm solid #000000" fo:border-left="none" fo:border-right="0.002cm solid #000000" fo:border-top="none"/>
    </style:style>
    <style:style style:name="ce12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13" style:family="table-cell" style:parent-style-name="Default">
      <style:table-cell-properties fo:border-bottom="none" fo:border-left="0.002cm solid #000000" fo:border-right="0.002cm solid #000000" fo:border-top="none"/>
    </style:style>
    <style:style style:name="ce14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1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16" style:family="table-cell" style:parent-style-name="Default">
      <style:table-cell-properties fo:border="0.002cm solid #000000"/>
    </style:style>
  </office:automatic-styles>
  <office:body>
    <office:spreadsheet>
      <table:table table:name="constant Rotation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Default"/>
        <table:table-column table:style-name="co1" table:number-columns-repeated="2" table:default-cell-style-name="ce8"/>
        <table:table-column table:style-name="co1" table:default-cell-style-name="Default"/>
        <table:table-column table:style-name="co4" table:default-cell-style-name="ce8"/>
        <table:table-column table:style-name="co1" table:number-columns-repeated="2" table:default-cell-style-name="Default"/>
        <table:table-column table:style-name="co5" table:default-cell-style-name="ce8"/>
        <table:table-column table:style-name="co5" table:default-cell-style-name="ce10"/>
        <table:table-column table:style-name="co5" table:default-cell-style-name="ce13"/>
        <table:table-column table:style-name="co6" table:default-cell-style-name="ce15"/>
        <table:table-column table:style-name="co1" table:default-cell-style-name="ce16"/>
        <table:table-row table:style-name="ro1">
          <table:table-cell/>
          <table:table-cell table:style-name="ce1" office:value-type="string">
            <text:p>x0/mm</text:p>
          </table:table-cell>
          <table:table-cell table:style-name="ce1" office:value-type="string">
            <text:p>sx0/mm</text:p>
          </table:table-cell>
          <table:table-cell table:style-name="ce1" office:value-type="string">
            <text:p>f/kHz</text:p>
          </table:table-cell>
          <table:table-cell table:style-name="ce1" office:value-type="string">
            <text:p>sf/kHz</text:p>
          </table:table-cell>
          <table:table-cell table:style-name="ce1" office:value-type="string">
            <text:p>Umlaufd./us</text:p>
          </table:table-cell>
          <table:table-cell table:style-name="ce1" office:value-type="string">
            <text:p>Umlauffreq[Hz]</text:p>
          </table:table-cell>
          <table:table-cell table:style-name="ce1" office:value-type="string">
            <text:p>f(1per)/Hz</text:p>
          </table:table-cell>
          <table:table-cell table:style-name="ce1" office:value-type="string">
            <text:p>f(2per)/Hz</text:p>
          </table:table-cell>
          <table:table-cell table:style-name="ce1" office:value-type="string">
            <text:p>X 2</text:p>
          </table:table-cell>
          <table:table-cell table:style-name="ce1" office:value-type="string">
            <text:p>f(3per)/Hz</text:p>
          </table:table-cell>
          <table:table-cell table:style-name="ce1" office:value-type="string">
            <text:p>x4</text:p>
          </table:table-cell>
          <table:table-cell table:style-name="ce1" office:value-type="string">
            <text:p>Rotationsfrequenz/Hz</text:p>
          </table:table-cell>
          <table:table-cell table:style-name="ce1" office:value-type="string">
            <text:p>Fehler</text:p>
          </table:table-cell>
        </table:table-row>
        <table:table-row table:style-name="ro1">
          <table:table-cell table:style-name="ce2" office:value-type="string" table:number-columns-spanned="1" table:number-rows-spanned="11">
            <text:p>5V_1</text:p>
          </table:table-cell>
          <table:table-cell table:style-name="ce3" office:value-type="float" office:value="51">
            <text:p>51</text:p>
          </table:table-cell>
          <table:table-cell table:style-name="ce6" office:value-type="float" office:value="0.2">
            <text:p>0,2</text:p>
          </table:table-cell>
          <table:table-cell table:style-name="ce6" table:formula="oooc:=([.H2]+2*[.I2]+4*[.K2])/3" office:value-type="float" office:value="5.536">
            <text:p>5,54</text:p>
          </table:table-cell>
          <table:table-cell table:style-name="ce6" table:formula="oooc:=STDEV([.H2];[.J2];[.L2])" office:value-type="float" office:value="0.154181710977664">
            <text:p>0,15</text:p>
          </table:table-cell>
          <table:table-cell table:style-name="ce6" office:value-type="float" office:value="68900">
            <text:p>68900</text:p>
          </table:table-cell>
          <table:table-cell table:style-name="ce6" table:formula="oooc:=1000000/[.F2]" office:value-type="float" office:value="14.5137880986938">
            <text:p>14,51</text:p>
          </table:table-cell>
          <table:table-cell table:style-name="ce6" office:value-type="float" office:value="5.714">
            <text:p>5,71</text:p>
          </table:table-cell>
          <table:table-cell table:style-name="ce6" office:value-type="float" office:value="2.725">
            <text:p>2,73</text:p>
          </table:table-cell>
          <table:table-cell table:style-name="ce6" table:formula="oooc:=[.I2]*2" office:value-type="float" office:value="5.45">
            <text:p>5,45</text:p>
          </table:table-cell>
          <table:table-cell table:style-name="ce9" office:value-type="float" office:value="1.361">
            <text:p>1,36</text:p>
          </table:table-cell>
          <table:table-cell table:style-name="ce12" table:formula="oooc:=[.K2]*4" office:value-type="float" office:value="5.444">
            <text:p>5,44</text:p>
          </table:table-cell>
          <table:table-cell table:formula="oooc:=AVERAGE([.G2:.G12])" office:value-type="float" office:value="14.4398254480953" table:number-columns-spanned="1" table:number-rows-spanned="11">
            <text:p>14,44</text:p>
          </table:table-cell>
          <table:table-cell table:style-name="ce15" table:formula="oooc:=STDEV([.G2:.G12])" office:value-type="float" office:value="0.0922181903226037" table:number-columns-spanned="1" table:number-rows-spanned="11">
            <text:p>0,09</text:p>
          </table:table-cell>
        </table:table-row>
        <table:table-row table:style-name="ro1">
          <table:covered-table-cell/>
          <table:table-cell office:value-type="float" office:value="51.5">
            <text:p>51,5</text:p>
          </table:table-cell>
          <table:table-cell office:value-type="float" office:value="0.2">
            <text:p>0,2</text:p>
          </table:table-cell>
          <table:table-cell table:formula="oooc:=([.H3]+2*[.I3]+4*[.K3])/3" office:value-type="float" office:value="6.569">
            <text:p>6,57</text:p>
          </table:table-cell>
          <table:table-cell table:formula="oooc:=STDEV([.H3];[.J3];[.L3])" office:value-type="float" office:value="0.751272476091952">
            <text:p>0,75</text:p>
          </table:table-cell>
          <table:table-cell office:value-type="float" office:value="69220">
            <text:p>69220</text:p>
          </table:table-cell>
          <table:table-cell table:formula="oooc:=1000000/[.F3]" office:value-type="float" office:value="14.446691707599">
            <text:p>14,45</text:p>
          </table:table-cell>
          <table:table-cell office:value-type="float" office:value="6.645">
            <text:p>6,65</text:p>
          </table:table-cell>
          <table:table-cell office:value-type="float" office:value="3.279">
            <text:p>3,28</text:p>
          </table:table-cell>
          <table:table-cell table:formula="oooc:=[.I3]+2" office:value-type="float" office:value="5.279">
            <text:p>5,28</text:p>
          </table:table-cell>
          <table:table-cell office:value-type="float" office:value="1.626">
            <text:p>1,63</text:p>
          </table:table-cell>
          <table:table-cell table:formula="oooc:=[.K3]*4" office:value-type="float" office:value="6.504">
            <text:p>6,5</text:p>
          </table:table-cell>
          <table:covered-table-cell table:formula="oooc:=AVERAGE([.G3:.G13])" office:value-type="float" office:value="14.4228126722568">
            <text:p>14,42</text:p>
          </table:covered-table-cell>
          <table:covered-table-cell/>
        </table:table-row>
        <table:table-row table:style-name="ro1">
          <table:covered-table-cell/>
          <table:table-cell office:value-type="float" office:value="52">
            <text:p>52</text:p>
          </table:table-cell>
          <table:table-cell office:value-type="float" office:value="0.2">
            <text:p>0,2</text:p>
          </table:table-cell>
          <table:table-cell table:formula="oooc:=([.H4]+2*[.I4]+4*[.K4])/3" office:value-type="float" office:value="7.91366666666667">
            <text:p>7,91</text:p>
          </table:table-cell>
          <table:table-cell table:formula="oooc:=STDEV([.H4];[.J4];[.L4])" office:value-type="float" office:value="1.95424230841521">
            <text:p>1,95</text:p>
          </table:table-cell>
          <table:table-cell office:value-type="float" office:value="69560">
            <text:p>69560</text:p>
          </table:table-cell>
          <table:table-cell table:formula="oooc:=1000000/[.F4]" office:value-type="float" office:value="14.3760782058654">
            <text:p>14,38</text:p>
          </table:table-cell>
          <table:table-cell office:value-type="float" office:value="7.143">
            <text:p>7,14</text:p>
          </table:table-cell>
          <table:table-cell office:value-type="float" office:value="3.571">
            <text:p>3,57</text:p>
          </table:table-cell>
          <table:table-cell table:formula="oooc:=[.I4]+2" office:value-type="float" office:value="5.571">
            <text:p>5,57</text:p>
          </table:table-cell>
          <table:table-cell office:value-type="float" office:value="2.364">
            <text:p>2,36</text:p>
          </table:table-cell>
          <table:table-cell table:formula="oooc:=[.K4]*4" office:value-type="float" office:value="9.456">
            <text:p>9,46</text:p>
          </table:table-cell>
          <table:covered-table-cell table:formula="oooc:=AVERAGE([.G4:.G14])" office:value-type="float" office:value="14.4203507597943">
            <text:p>14,42</text:p>
          </table:covered-table-cell>
          <table:covered-table-cell/>
        </table:table-row>
        <table:table-row table:style-name="ro1">
          <table:covered-table-cell/>
          <table:table-cell office:value-type="float" office:value="52.5">
            <text:p>52,5</text:p>
          </table:table-cell>
          <table:table-cell office:value-type="float" office:value="0.2">
            <text:p>0,2</text:p>
          </table:table-cell>
          <table:table-cell table:formula="oooc:=([.H5]+2*[.I5]+4*[.K5])/3" office:value-type="float" office:value="7.83366666666667">
            <text:p>7,83</text:p>
          </table:table-cell>
          <table:table-cell table:formula="oooc:=STDEV([.H5];[.J5];[.L5])" office:value-type="float" office:value="1.07481455764859">
            <text:p>1,07</text:p>
          </table:table-cell>
          <table:table-cell office:value-type="float" office:value="69520">
            <text:p>69520</text:p>
          </table:table-cell>
          <table:table-cell table:formula="oooc:=1000000/[.F5]" office:value-type="float" office:value="14.3843498273878">
            <text:p>14,38</text:p>
          </table:table-cell>
          <table:table-cell office:value-type="float" office:value="7.843">
            <text:p>7,84</text:p>
          </table:table-cell>
          <table:table-cell office:value-type="float" office:value="3.945">
            <text:p>3,95</text:p>
          </table:table-cell>
          <table:table-cell table:formula="oooc:=[.I5]+2" office:value-type="float" office:value="5.945">
            <text:p>5,95</text:p>
          </table:table-cell>
          <table:table-cell office:value-type="float" office:value="1.942">
            <text:p>1,94</text:p>
          </table:table-cell>
          <table:table-cell table:formula="oooc:=[.K5]*4" office:value-type="float" office:value="7.768">
            <text:p>7,77</text:p>
          </table:table-cell>
          <table:covered-table-cell table:formula="oooc:=AVERAGE([.G5:.G15])" office:value-type="float" office:value="14.4166038670176">
            <text:p>14,42</text:p>
          </table:covered-table-cell>
          <table:covered-table-cell/>
        </table:table-row>
        <table:table-row table:style-name="ro1">
          <table:covered-table-cell/>
          <table:table-cell office:value-type="float" office:value="53">
            <text:p>53</text:p>
          </table:table-cell>
          <table:table-cell office:value-type="float" office:value="0.2">
            <text:p>0,2</text:p>
          </table:table-cell>
          <table:table-cell table:formula="oooc:=([.H6]+2*[.I6]+4*[.K6])/3" office:value-type="float" office:value="8.25333333333333">
            <text:p>8,25</text:p>
          </table:table-cell>
          <table:table-cell table:formula="oooc:=STDEV([.H6];[.J6];[.L6])" office:value-type="float" office:value="1.21131429997888">
            <text:p>1,21</text:p>
          </table:table-cell>
          <table:table-cell office:value-type="float" office:value="69460">
            <text:p>69460</text:p>
          </table:table-cell>
          <table:table-cell table:formula="oooc:=1000000/[.F6]" office:value-type="float" office:value="14.3967751223726">
            <text:p>14,4</text:p>
          </table:table-cell>
          <table:table-cell office:value-type="float" office:value="8.23">
            <text:p>8,23</text:p>
          </table:table-cell>
          <table:table-cell office:value-type="float" office:value="4.141">
            <text:p>4,14</text:p>
          </table:table-cell>
          <table:table-cell table:formula="oooc:=[.I6]+2" office:value-type="float" office:value="6.141">
            <text:p>6,14</text:p>
          </table:table-cell>
          <table:table-cell office:value-type="float" office:value="2.062">
            <text:p>2,06</text:p>
          </table:table-cell>
          <table:table-cell table:formula="oooc:=[.K6]*4" office:value-type="float" office:value="8.248">
            <text:p>8,25</text:p>
          </table:table-cell>
          <table:covered-table-cell table:formula="oooc:=AVERAGE([.G6:.G16])" office:value-type="float" office:value="14.4166038670176">
            <text:p>14,42</text:p>
          </table:covered-table-cell>
          <table:covered-table-cell/>
        </table:table-row>
        <table:table-row table:style-name="ro1">
          <table:covered-table-cell/>
          <table:table-cell office:value-type="float" office:value="53.5">
            <text:p>53,5</text:p>
          </table:table-cell>
          <table:table-cell office:value-type="float" office:value="0.2">
            <text:p>0,2</text:p>
          </table:table-cell>
          <table:table-cell table:formula="oooc:=([.H7]+2*[.I7]+4*[.K7])/3" office:value-type="float" office:value="9.44166666666667">
            <text:p>9,44</text:p>
          </table:table-cell>
          <table:table-cell table:formula="oooc:=STDEV([.H7];[.J7];[.L7])" office:value-type="float" office:value="1.61594152121913">
            <text:p>1,62</text:p>
          </table:table-cell>
          <table:table-cell office:value-type="float" office:value="69360">
            <text:p>69360</text:p>
          </table:table-cell>
          <table:table-cell table:formula="oooc:=1000000/[.F7]" office:value-type="float" office:value="14.4175317185698">
            <text:p>14,42</text:p>
          </table:table-cell>
          <table:table-cell office:value-type="float" office:value="9.569">
            <text:p>9,57</text:p>
          </table:table-cell>
          <table:table-cell office:value-type="float" office:value="4.684">
            <text:p>4,68</text:p>
          </table:table-cell>
          <table:table-cell table:formula="oooc:=[.I7]+2" office:value-type="float" office:value="6.684">
            <text:p>6,68</text:p>
          </table:table-cell>
          <table:table-cell office:value-type="float" office:value="2.347">
            <text:p>2,35</text:p>
          </table:table-cell>
          <table:table-cell table:formula="oooc:=[.K7]*4" office:value-type="float" office:value="9.388">
            <text:p>9,39</text:p>
          </table:table-cell>
          <table:covered-table-cell table:formula="oooc:=AVERAGE([.G7:.G17])" office:value-type="float" office:value="14.4166038670176">
            <text:p>14,42</text:p>
          </table:covered-table-cell>
          <table:covered-table-cell/>
        </table:table-row>
        <table:table-row table:style-name="ro1">
          <table:covered-table-cell/>
          <table:table-cell office:value-type="float" office:value="54">
            <text:p>54</text:p>
          </table:table-cell>
          <table:table-cell office:value-type="float" office:value="0.2">
            <text:p>0,2</text:p>
          </table:table-cell>
          <table:table-cell table:formula="oooc:=([.H8]+2*[.I8]+4*[.K8])/3" office:value-type="float" office:value="9.27633333333333">
            <text:p>9,28</text:p>
          </table:table-cell>
          <table:table-cell table:formula="oooc:=STDEV([.H8];[.J8];[.L8])" office:value-type="float" office:value="1.61775348348669">
            <text:p>1,62</text:p>
          </table:table-cell>
          <table:table-cell office:value-type="float" office:value="69260">
            <text:p>69260</text:p>
          </table:table-cell>
          <table:table-cell table:formula="oooc:=1000000/[.F8]" office:value-type="float" office:value="14.4383482529599">
            <text:p>14,44</text:p>
          </table:table-cell>
          <table:table-cell office:value-type="float" office:value="9.615">
            <text:p>9,62</text:p>
          </table:table-cell>
          <table:table-cell office:value-type="float" office:value="4.577">
            <text:p>4,58</text:p>
          </table:table-cell>
          <table:table-cell table:formula="oooc:=[.I8]+2" office:value-type="float" office:value="6.577">
            <text:p>6,58</text:p>
          </table:table-cell>
          <table:table-cell office:value-type="float" office:value="2.265">
            <text:p>2,27</text:p>
          </table:table-cell>
          <table:table-cell table:formula="oooc:=[.K8]*4" office:value-type="float" office:value="9.06">
            <text:p>9,06</text:p>
          </table:table-cell>
          <table:covered-table-cell table:formula="oooc:=AVERAGE([.G8:.G18])" office:value-type="float" office:value="14.4149053555251">
            <text:p>14,41</text:p>
          </table:covered-table-cell>
          <table:covered-table-cell/>
        </table:table-row>
        <table:table-row table:style-name="ro1">
          <table:covered-table-cell/>
          <table:table-cell office:value-type="float" office:value="54.5">
            <text:p>54,5</text:p>
          </table:table-cell>
          <table:table-cell office:value-type="float" office:value="0.2">
            <text:p>0,2</text:p>
          </table:table-cell>
          <table:table-cell table:formula="oooc:=([.H9]+2*[.I9]+4*[.K9])/3" office:value-type="float" office:value="10.3046666666667">
            <text:p>10,3</text:p>
          </table:table-cell>
          <table:table-cell table:formula="oooc:=STDEV([.H9];[.J9];[.L9])" office:value-type="float" office:value="1.81750350756195">
            <text:p>1,82</text:p>
          </table:table-cell>
          <table:table-cell office:value-type="float" office:value="69710">
            <text:p>69710</text:p>
          </table:table-cell>
          <table:table-cell table:formula="oooc:=1000000/[.F9]" office:value-type="float" office:value="14.3451441686989">
            <text:p>14,35</text:p>
          </table:table-cell>
          <table:table-cell office:value-type="float" office:value="10.256">
            <text:p>10,26</text:p>
          </table:table-cell>
          <table:table-cell office:value-type="float" office:value="5.155">
            <text:p>5,16</text:p>
          </table:table-cell>
          <table:table-cell table:formula="oooc:=[.I9]+2" office:value-type="float" office:value="7.155">
            <text:p>7,16</text:p>
          </table:table-cell>
          <table:table-cell office:value-type="float" office:value="2.587">
            <text:p>2,59</text:p>
          </table:table-cell>
          <table:table-cell table:formula="oooc:=[.K9]*4" office:value-type="float" office:value="10.348">
            <text:p>10,35</text:p>
          </table:table-cell>
          <table:covered-table-cell table:formula="oooc:=AVERAGE([.G9:.G19])" office:value-type="float" office:value="14.4081181139134">
            <text:p>14,41</text:p>
          </table:covered-table-cell>
          <table:covered-table-cell/>
        </table:table-row>
        <table:table-row table:style-name="ro1">
          <table:covered-table-cell/>
          <table:table-cell office:value-type="float" office:value="55">
            <text:p>55</text:p>
          </table:table-cell>
          <table:table-cell office:value-type="float" office:value="0.2">
            <text:p>0,2</text:p>
          </table:table-cell>
          <table:table-cell table:formula="oooc:=([.H10]+2*[.I10]+4*[.K10])/3" office:value-type="float" office:value="11.1636666666667">
            <text:p>11,16</text:p>
          </table:table-cell>
          <table:table-cell table:formula="oooc:=STDEV([.H10];[.J10];[.L10])" office:value-type="float" office:value="2.1006580714941">
            <text:p>2,1</text:p>
          </table:table-cell>
          <table:table-cell office:value-type="float" office:value="69420">
            <text:p>69420</text:p>
          </table:table-cell>
          <table:table-cell table:formula="oooc:=1000000/[.F10]" office:value-type="float" office:value="14.4050705848459">
            <text:p>14,41</text:p>
          </table:table-cell>
          <table:table-cell office:value-type="float" office:value="11.299">
            <text:p>11,3</text:p>
          </table:table-cell>
          <table:table-cell office:value-type="float" office:value="5.556">
            <text:p>5,56</text:p>
          </table:table-cell>
          <table:table-cell table:formula="oooc:=[.I10]+2" office:value-type="float" office:value="7.556">
            <text:p>7,56</text:p>
          </table:table-cell>
          <table:table-cell office:value-type="float" office:value="2.77">
            <text:p>2,77</text:p>
          </table:table-cell>
          <table:table-cell table:formula="oooc:=[.K10]*4" office:value-type="float" office:value="11.08">
            <text:p>11,08</text:p>
          </table:table-cell>
          <table:covered-table-cell table:formula="oooc:=AVERAGE([.G10:.G20])" office:value-type="float" office:value="14.4139433623969">
            <text:p>14,41</text:p>
          </table:covered-table-cell>
          <table:covered-table-cell/>
        </table:table-row>
        <table:table-row table:style-name="ro1">
          <table:covered-table-cell/>
          <table:table-cell office:value-type="float" office:value="55.5">
            <text:p>55,5</text:p>
          </table:table-cell>
          <table:table-cell office:value-type="float" office:value="0.2">
            <text:p>0,2</text:p>
          </table:table-cell>
          <table:table-cell table:formula="oooc:=([.H11]+2*[.I11]+4*[.K11])/3" office:value-type="float" office:value="11.6363333333333">
            <text:p>11,64</text:p>
          </table:table-cell>
          <table:table-cell table:formula="oooc:=STDEV([.H11];[.J11];[.L11])" office:value-type="float" office:value="2.17721848543809">
            <text:p>2,18</text:p>
          </table:table-cell>
          <table:table-cell office:value-type="float" office:value="69300">
            <text:p>69300</text:p>
          </table:table-cell>
          <table:table-cell table:formula="oooc:=1000000/[.F11]" office:value-type="float" office:value="14.4300144300144">
            <text:p>14,43</text:p>
          </table:table-cell>
          <table:table-cell office:value-type="float" office:value="11.429">
            <text:p>11,43</text:p>
          </table:table-cell>
          <table:table-cell office:value-type="float" office:value="5.848">
            <text:p>5,85</text:p>
          </table:table-cell>
          <table:table-cell table:formula="oooc:=[.I11]+2" office:value-type="float" office:value="7.848">
            <text:p>7,85</text:p>
          </table:table-cell>
          <table:table-cell office:value-type="float" office:value="2.946">
            <text:p>2,95</text:p>
          </table:table-cell>
          <table:table-cell table:formula="oooc:=[.K11]*4" office:value-type="float" office:value="11.784">
            <text:p>11,78</text:p>
          </table:table-cell>
          <table:covered-table-cell table:formula="oooc:=AVERAGE([.G11:.G21])" office:value-type="float" office:value="14.4135661873187">
            <text:p>14,41</text:p>
          </table:covered-table-cell>
          <table:covered-table-cell/>
        </table:table-row>
        <table:table-row table:style-name="ro1">
          <table:covered-table-cell/>
          <table:table-cell table:style-name="ce5" office:value-type="float" office:value="56">
            <text:p>56</text:p>
          </table:table-cell>
          <table:table-cell table:style-name="ce7" office:value-type="float" office:value="0.2">
            <text:p>0,2</text:p>
          </table:table-cell>
          <table:table-cell table:style-name="ce7" table:formula="oooc:=([.H12]+2*[.I12]+4*[.K12])/3" office:value-type="float" office:value="13.5196666666667">
            <text:p>13,52</text:p>
          </table:table-cell>
          <table:table-cell table:formula="oooc:=STDEV([.H12];[.J12];[.L12])" office:value-type="float" office:value="2.83711831500439">
            <text:p>2,84</text:p>
          </table:table-cell>
          <table:table-cell table:style-name="ce7" office:value-type="float" office:value="68100">
            <text:p>68100</text:p>
          </table:table-cell>
          <table:table-cell table:formula="oooc:=1000000/[.F12]" office:value-type="float" office:value="14.6842878120411">
            <text:p>14,68</text:p>
          </table:table-cell>
          <table:table-cell table:style-name="ce7" office:value-type="float" office:value="13.793">
            <text:p>13,79</text:p>
          </table:table-cell>
          <table:table-cell table:style-name="ce7" office:value-type="float" office:value="6.689">
            <text:p>6,69</text:p>
          </table:table-cell>
          <table:table-cell table:formula="oooc:=[.I12]+2" office:value-type="float" office:value="8.689">
            <text:p>8,69</text:p>
          </table:table-cell>
          <table:table-cell table:style-name="ce11" office:value-type="float" office:value="3.347">
            <text:p>3,35</text:p>
          </table:table-cell>
          <table:table-cell table:formula="oooc:=[.K12]*4" office:value-type="float" office:value="13.388">
            <text:p>13,39</text:p>
          </table:table-cell>
          <table:covered-table-cell table:formula="oooc:=AVERAGE([.G12:.G22])" office:value-type="float" office:value="14.4120535675509">
            <text:p>14,41</text:p>
          </table:covered-table-cell>
          <table:covered-table-cell/>
        </table:table-row>
        <table:table-row table:style-name="ro1">
          <table:table-cell table:style-name="ce2" office:value-type="string" table:number-columns-spanned="1" table:number-rows-spanned="11">
            <text:p>5V_2</text:p>
          </table:table-cell>
          <table:table-cell table:style-name="ce3" office:value-type="float" office:value="51">
            <text:p>51</text:p>
          </table:table-cell>
          <table:table-cell table:style-name="ce6" office:value-type="float" office:value="0.2">
            <text:p>0,2</text:p>
          </table:table-cell>
          <table:table-cell table:style-name="ce6" table:formula="oooc:=([.H13]+2*[.I13]+4*[.K13])/3" office:value-type="float" office:value="5.97833333333333">
            <text:p>5,98</text:p>
          </table:table-cell>
          <table:table-cell table:style-name="ce6" table:formula="oooc:=STDEV([.H13];[.J13];[.L13])" office:value-type="float" office:value="0.543260833608804">
            <text:p>0,54</text:p>
          </table:table-cell>
          <table:table-cell table:style-name="ce6" office:value-type="float" office:value="69800">
            <text:p>69800</text:p>
          </table:table-cell>
          <table:table-cell table:formula="oooc:=1000000/[.F13]" office:value-type="float" office:value="14.3266475644699">
            <text:p>14,33</text:p>
          </table:table-cell>
          <table:table-cell table:style-name="ce6" office:value-type="float" office:value="5.747">
            <text:p>5,75</text:p>
          </table:table-cell>
          <table:table-cell table:style-name="ce6" office:value-type="float" office:value="3.04">
            <text:p>3,04</text:p>
          </table:table-cell>
          <table:table-cell table:style-name="ce6" table:formula="oooc:=[.I13]+2" office:value-type="float" office:value="5.04">
            <text:p>5,04</text:p>
          </table:table-cell>
          <table:table-cell table:style-name="ce9" office:value-type="float" office:value="1.527">
            <text:p>1,53</text:p>
          </table:table-cell>
          <table:table-cell table:style-name="ce12" table:formula="oooc:=[.K13]*4" office:value-type="float" office:value="6.108">
            <text:p>6,11</text:p>
          </table:table-cell>
          <table:table-cell table:formula="oooc:=AVERAGE([.G13:.G23])" office:value-type="float" office:value="14.4112699249001" table:number-columns-spanned="1" table:number-rows-spanned="11">
            <text:p>14,41</text:p>
          </table:table-cell>
          <table:table-cell table:style-name="ce15" table:formula="oooc:=STDEV([.G13:.G23])" office:value-type="float" office:value="0.0929750616662109" table:number-columns-spanned="1" table:number-rows-spanned="11">
            <text:p>0,09</text:p>
          </table:table-cell>
        </table:table-row>
        <table:table-row table:style-name="ro1">
          <table:covered-table-cell/>
          <table:table-cell office:value-type="float" office:value="51.5">
            <text:p>51,5</text:p>
          </table:table-cell>
          <table:table-cell office:value-type="float" office:value="0.2">
            <text:p>0,2</text:p>
          </table:table-cell>
          <table:table-cell table:formula="oooc:=([.H14]+2*[.I14]+4*[.K14])/3" office:value-type="float" office:value="7.269">
            <text:p>7,27</text:p>
          </table:table-cell>
          <table:table-cell table:formula="oooc:=STDEV([.H14];[.J14];[.L14])" office:value-type="float" office:value="0.889227192566669">
            <text:p>0,89</text:p>
          </table:table-cell>
          <table:table-cell office:value-type="float" office:value="69350">
            <text:p>69350</text:p>
          </table:table-cell>
          <table:table-cell table:formula="oooc:=1000000/[.F14]" office:value-type="float" office:value="14.4196106705119">
            <text:p>14,42</text:p>
          </table:table-cell>
          <table:table-cell office:value-type="float" office:value="7.273">
            <text:p>7,27</text:p>
          </table:table-cell>
          <table:table-cell office:value-type="float" office:value="3.683">
            <text:p>3,68</text:p>
          </table:table-cell>
          <table:table-cell table:formula="oooc:=[.I14]+2" office:value-type="float" office:value="5.683">
            <text:p>5,68</text:p>
          </table:table-cell>
          <table:table-cell office:value-type="float" office:value="1.792">
            <text:p>1,79</text:p>
          </table:table-cell>
          <table:table-cell table:formula="oooc:=[.K14]*4" office:value-type="float" office:value="7.168">
            <text:p>7,17</text:p>
          </table:table-cell>
          <table:covered-table-cell table:formula="oooc:=AVERAGE([.G14:.G24])" office:value-type="float" office:value="14.4340528258773">
            <text:p>14,43</text:p>
          </table:covered-table-cell>
          <table:covered-table-cell/>
        </table:table-row>
        <table:table-row table:style-name="ro1">
          <table:covered-table-cell/>
          <table:table-cell office:value-type="float" office:value="52">
            <text:p>52</text:p>
          </table:table-cell>
          <table:table-cell office:value-type="float" office:value="0.2">
            <text:p>0,2</text:p>
          </table:table-cell>
          <table:table-cell table:formula="oooc:=([.H15]+2*[.I15]+4*[.K15])/3" office:value-type="float" office:value="7.22366666666667">
            <text:p>7,22</text:p>
          </table:table-cell>
          <table:table-cell table:formula="oooc:=STDEV([.H15];[.J15];[.L15])" office:value-type="float" office:value="0.939444694132301">
            <text:p>0,94</text:p>
          </table:table-cell>
          <table:table-cell office:value-type="float" office:value="69760">
            <text:p>69760</text:p>
          </table:table-cell>
          <table:table-cell table:formula="oooc:=1000000/[.F15]" office:value-type="float" office:value="14.3348623853211">
            <text:p>14,33</text:p>
          </table:table-cell>
          <table:table-cell office:value-type="float" office:value="7.273">
            <text:p>7,27</text:p>
          </table:table-cell>
          <table:table-cell office:value-type="float" office:value="3.605">
            <text:p>3,61</text:p>
          </table:table-cell>
          <table:table-cell table:formula="oooc:=[.I15]+2" office:value-type="float" office:value="5.605">
            <text:p>5,61</text:p>
          </table:table-cell>
          <table:table-cell office:value-type="float" office:value="1.797">
            <text:p>1,8</text:p>
          </table:table-cell>
          <table:table-cell table:formula="oooc:=[.K15]*4" office:value-type="float" office:value="7.188">
            <text:p>7,19</text:p>
          </table:table-cell>
          <table:covered-table-cell table:formula="oooc:=AVERAGE([.G15:.G25])" office:value-type="float" office:value="14.4483845353961">
            <text:p>14,45</text:p>
          </table:covered-table-cell>
          <table:covered-table-cell/>
        </table:table-row>
        <table:table-row table:style-name="ro1">
          <table:covered-table-cell/>
          <table:table-cell office:value-type="float" office:value="52.5">
            <text:p>52,5</text:p>
          </table:table-cell>
          <table:table-cell office:value-type="float" office:value="0.2">
            <text:p>0,2</text:p>
          </table:table-cell>
          <table:table-cell table:formula="oooc:=([.H16]+2*[.I16]+4*[.K16])/3" office:value-type="float" office:value="7.50566666666667">
            <text:p>7,51</text:p>
          </table:table-cell>
          <table:table-cell table:formula="oooc:=STDEV([.H16];[.J16];[.L16])" office:value-type="float" office:value="1.06838772612443">
            <text:p>1,07</text:p>
          </table:table-cell>
          <table:table-cell office:value-type="float" office:value="69520">
            <text:p>69520</text:p>
          </table:table-cell>
          <table:table-cell table:formula="oooc:=1000000/[.F16]" office:value-type="float" office:value="14.3843498273878">
            <text:p>14,38</text:p>
          </table:table-cell>
          <table:table-cell office:value-type="float" office:value="7.553">
            <text:p>7,55</text:p>
          </table:table-cell>
          <table:table-cell office:value-type="float" office:value="3.704">
            <text:p>3,7</text:p>
          </table:table-cell>
          <table:table-cell table:formula="oooc:=[.I16]+2" office:value-type="float" office:value="5.704">
            <text:p>5,7</text:p>
          </table:table-cell>
          <table:table-cell office:value-type="float" office:value="1.889">
            <text:p>1,89</text:p>
          </table:table-cell>
          <table:table-cell table:formula="oooc:=[.K16]*4" office:value-type="float" office:value="7.556">
            <text:p>7,56</text:p>
          </table:table-cell>
          <table:covered-table-cell table:formula="oooc:=AVERAGE([.G16:.G26])" office:value-type="float" office:value="14.4665682931787">
            <text:p>14,47</text:p>
          </table:covered-table-cell>
          <table:covered-table-cell/>
        </table:table-row>
        <table:table-row table:style-name="ro1">
          <table:covered-table-cell/>
          <table:table-cell office:value-type="float" office:value="53">
            <text:p>53</text:p>
          </table:table-cell>
          <table:table-cell office:value-type="float" office:value="0.2">
            <text:p>0,2</text:p>
          </table:table-cell>
          <table:table-cell table:formula="oooc:=([.H17]+2*[.I17]+4*[.K17])/3" office:value-type="float" office:value="8.02966666666667">
            <text:p>8,03</text:p>
          </table:table-cell>
          <table:table-cell table:formula="oooc:=STDEV([.H17];[.J17];[.L17])" office:value-type="float" office:value="1.16393484926491">
            <text:p>1,16</text:p>
          </table:table-cell>
          <table:table-cell office:value-type="float" office:value="69460">
            <text:p>69460</text:p>
          </table:table-cell>
          <table:table-cell table:formula="oooc:=1000000/[.F17]" office:value-type="float" office:value="14.3967751223726">
            <text:p>14,4</text:p>
          </table:table-cell>
          <table:table-cell office:value-type="float" office:value="8.097">
            <text:p>8,1</text:p>
          </table:table-cell>
          <table:table-cell office:value-type="float" office:value="4.016">
            <text:p>4,02</text:p>
          </table:table-cell>
          <table:table-cell table:formula="oooc:=[.I17]+2" office:value-type="float" office:value="6.016">
            <text:p>6,02</text:p>
          </table:table-cell>
          <table:table-cell office:value-type="float" office:value="1.99">
            <text:p>1,99</text:p>
          </table:table-cell>
          <table:table-cell table:formula="oooc:=[.K17]*4" office:value-type="float" office:value="7.96">
            <text:p>7,96</text:p>
          </table:table-cell>
          <table:covered-table-cell table:formula="oooc:=AVERAGE([.G17:.G27])" office:value-type="float" office:value="14.4821765594993">
            <text:p>14,48</text:p>
          </table:covered-table-cell>
          <table:covered-table-cell/>
        </table:table-row>
        <table:table-row table:style-name="ro1">
          <table:covered-table-cell/>
          <table:table-cell office:value-type="float" office:value="53.5">
            <text:p>53,5</text:p>
          </table:table-cell>
          <table:table-cell office:value-type="float" office:value="0.2">
            <text:p>0,2</text:p>
          </table:table-cell>
          <table:table-cell table:formula="oooc:=([.H18]+2*[.I18]+4*[.K18])/3" office:value-type="float" office:value="8.68066666666667">
            <text:p>8,68</text:p>
          </table:table-cell>
          <table:table-cell table:formula="oooc:=STDEV([.H18];[.J18];[.L18])" office:value-type="float" office:value="1.39681649952073">
            <text:p>1,4</text:p>
          </table:table-cell>
          <table:table-cell office:value-type="float" office:value="69450">
            <text:p>69450</text:p>
          </table:table-cell>
          <table:table-cell table:formula="oooc:=1000000/[.F18]" office:value-type="float" office:value="14.3988480921526">
            <text:p>14,4</text:p>
          </table:table-cell>
          <table:table-cell office:value-type="float" office:value="8.696">
            <text:p>8,7</text:p>
          </table:table-cell>
          <table:table-cell office:value-type="float" office:value="4.301">
            <text:p>4,3</text:p>
          </table:table-cell>
          <table:table-cell table:formula="oooc:=[.I18]+2" office:value-type="float" office:value="6.301">
            <text:p>6,3</text:p>
          </table:table-cell>
          <table:table-cell office:value-type="float" office:value="2.186">
            <text:p>2,19</text:p>
          </table:table-cell>
          <table:table-cell table:formula="oooc:=[.K18]*4" office:value-type="float" office:value="8.744">
            <text:p>8,74</text:p>
          </table:table-cell>
          <table:covered-table-cell table:formula="oooc:=AVERAGE([.G18:.G28])" office:value-type="float" office:value="14.497426169035">
            <text:p>14,5</text:p>
          </table:covered-table-cell>
          <table:covered-table-cell/>
        </table:table-row>
        <table:table-row table:style-name="ro1">
          <table:covered-table-cell/>
          <table:table-cell office:value-type="float" office:value="54">
            <text:p>54</text:p>
          </table:table-cell>
          <table:table-cell office:value-type="float" office:value="0.2">
            <text:p>0,2</text:p>
          </table:table-cell>
          <table:table-cell table:formula="oooc:=([.H19]+2*[.I19]+4*[.K19])/3" office:value-type="float" office:value="9.88466666666667">
            <text:p>9,88</text:p>
          </table:table-cell>
          <table:table-cell table:formula="oooc:=STDEV([.H19];[.J19];[.L19])" office:value-type="float" office:value="1.74550890382528">
            <text:p>1,75</text:p>
          </table:table-cell>
          <table:table-cell office:value-type="float" office:value="69620">
            <text:p>69620</text:p>
          </table:table-cell>
          <table:table-cell table:formula="oooc:=1000000/[.F19]" office:value-type="float" office:value="14.3636885952313">
            <text:p>14,36</text:p>
          </table:table-cell>
          <table:table-cell office:value-type="float" office:value="9.95">
            <text:p>9,95</text:p>
          </table:table-cell>
          <table:table-cell office:value-type="float" office:value="4.902">
            <text:p>4,9</text:p>
          </table:table-cell>
          <table:table-cell table:formula="oooc:=[.I19]+2" office:value-type="float" office:value="6.902">
            <text:p>6,9</text:p>
          </table:table-cell>
          <table:table-cell office:value-type="float" office:value="2.475">
            <text:p>2,48</text:p>
          </table:table-cell>
          <table:table-cell table:formula="oooc:=[.K19]*4" office:value-type="float" office:value="9.9">
            <text:p>9,9</text:p>
          </table:table-cell>
          <table:covered-table-cell table:formula="oooc:=AVERAGE([.G19:.G29])" office:value-type="float" office:value="14.5146119833482">
            <text:p>14,51</text:p>
          </table:covered-table-cell>
          <table:covered-table-cell/>
        </table:table-row>
        <table:table-row table:style-name="ro1">
          <table:covered-table-cell/>
          <table:table-cell office:value-type="float" office:value="54.5">
            <text:p>54,5</text:p>
          </table:table-cell>
          <table:table-cell office:value-type="float" office:value="0.2">
            <text:p>0,2</text:p>
          </table:table-cell>
          <table:table-cell table:formula="oooc:=([.H20]+2*[.I20]+4*[.K20])/3" office:value-type="float" office:value="10.7123333333333">
            <text:p>10,71</text:p>
          </table:table-cell>
          <table:table-cell table:formula="oooc:=STDEV([.H20];[.J20];[.L20])" office:value-type="float" office:value="1.94372486050195">
            <text:p>1,94</text:p>
          </table:table-cell>
          <table:table-cell office:value-type="float" office:value="69400">
            <text:p>69400</text:p>
          </table:table-cell>
          <table:table-cell table:formula="oooc:=1000000/[.F20]" office:value-type="float" office:value="14.4092219020173">
            <text:p>14,41</text:p>
          </table:table-cell>
          <table:table-cell office:value-type="float" office:value="10.929">
            <text:p>10,93</text:p>
          </table:table-cell>
          <table:table-cell office:value-type="float" office:value="5.362">
            <text:p>5,36</text:p>
          </table:table-cell>
          <table:table-cell table:formula="oooc:=[.I20]+2" office:value-type="float" office:value="7.362">
            <text:p>7,36</text:p>
          </table:table-cell>
          <table:table-cell office:value-type="float" office:value="2.621">
            <text:p>2,62</text:p>
          </table:table-cell>
          <table:table-cell table:formula="oooc:=[.K20]*4" office:value-type="float" office:value="10.484">
            <text:p>10,48</text:p>
          </table:table-cell>
          <table:covered-table-cell table:formula="oooc:=AVERAGE([.G20:.G30])" office:value-type="float" office:value="14.5311361606413">
            <text:p>14,53</text:p>
          </table:covered-table-cell>
          <table:covered-table-cell/>
        </table:table-row>
        <table:table-row table:style-name="ro1">
          <table:covered-table-cell/>
          <table:table-cell office:value-type="float" office:value="55">
            <text:p>55</text:p>
          </table:table-cell>
          <table:table-cell office:value-type="float" office:value="0.2">
            <text:p>0,2</text:p>
          </table:table-cell>
          <table:table-cell table:formula="oooc:=([.H21]+2*[.I21]+4*[.K21])/3" office:value-type="float" office:value="11.1936666666667">
            <text:p>11,19</text:p>
          </table:table-cell>
          <table:table-cell table:formula="oooc:=STDEV([.H21];[.J21];[.L21])" office:value-type="float" office:value="2.07072475235121">
            <text:p>2,07</text:p>
          </table:table-cell>
          <table:table-cell office:value-type="float" office:value="69440">
            <text:p>69440</text:p>
          </table:table-cell>
          <table:table-cell table:formula="oooc:=1000000/[.F21]" office:value-type="float" office:value="14.4009216589862">
            <text:p>14,4</text:p>
          </table:table-cell>
          <table:table-cell office:value-type="float" office:value="11.173">
            <text:p>11,17</text:p>
          </table:table-cell>
          <table:table-cell office:value-type="float" office:value="5.602">
            <text:p>5,6</text:p>
          </table:table-cell>
          <table:table-cell table:formula="oooc:=[.I21]+2" office:value-type="float" office:value="7.602">
            <text:p>7,6</text:p>
          </table:table-cell>
          <table:table-cell office:value-type="float" office:value="2.801">
            <text:p>2,8</text:p>
          </table:table-cell>
          <table:table-cell table:formula="oooc:=[.K21]*4" office:value-type="float" office:value="11.204">
            <text:p>11,2</text:p>
          </table:table-cell>
          <table:covered-table-cell table:formula="oooc:=AVERAGE([.G21:.G31])" office:value-type="float" office:value="14.5442907406447">
            <text:p>14,54</text:p>
          </table:covered-table-cell>
          <table:covered-table-cell/>
        </table:table-row>
        <table:table-row table:style-name="ro1">
          <table:covered-table-cell/>
          <table:table-cell office:value-type="float" office:value="55.5">
            <text:p>55,5</text:p>
          </table:table-cell>
          <table:table-cell office:value-type="float" office:value="0.2">
            <text:p>0,2</text:p>
          </table:table-cell>
          <table:table-cell table:formula="oooc:=([.H22]+2*[.I22]+4*[.K22])/3" office:value-type="float" office:value="12.6596666666667">
            <text:p>12,66</text:p>
          </table:table-cell>
          <table:table-cell table:formula="oooc:=STDEV([.H22];[.J22];[.L22])" office:value-type="float" office:value="2.54982960214992">
            <text:p>2,55</text:p>
          </table:table-cell>
          <table:table-cell office:value-type="float" office:value="69380">
            <text:p>69380</text:p>
          </table:table-cell>
          <table:table-cell table:formula="oooc:=1000000/[.F22]" office:value-type="float" office:value="14.4133756125685">
            <text:p>14,41</text:p>
          </table:table-cell>
          <table:table-cell office:value-type="float" office:value="12.821">
            <text:p>12,82</text:p>
          </table:table-cell>
          <table:table-cell office:value-type="float" office:value="6.289">
            <text:p>6,29</text:p>
          </table:table-cell>
          <table:table-cell table:formula="oooc:=[.I22]+2" office:value-type="float" office:value="8.289">
            <text:p>8,29</text:p>
          </table:table-cell>
          <table:table-cell office:value-type="float" office:value="3.145">
            <text:p>3,15</text:p>
          </table:table-cell>
          <table:table-cell table:formula="oooc:=[.K22]*4" office:value-type="float" office:value="12.58">
            <text:p>12,58</text:p>
          </table:table-cell>
          <table:covered-table-cell table:formula="oooc:=AVERAGE([.G22:.G32])" office:value-type="float" office:value="14.5566611949633">
            <text:p>14,56</text:p>
          </table:covered-table-cell>
          <table:covered-table-cell/>
        </table:table-row>
        <table:table-row table:style-name="ro1">
          <table:covered-table-cell/>
          <table:table-cell table:style-name="ce5" office:value-type="float" office:value="56">
            <text:p>56</text:p>
          </table:table-cell>
          <table:table-cell table:style-name="ce7" office:value-type="float" office:value="0.2">
            <text:p>0,2</text:p>
          </table:table-cell>
          <table:table-cell table:style-name="ce7" table:formula="oooc:=([.H23]+2*[.I23]+4*[.K23])/3" office:value-type="float" office:value="13.3826666666667">
            <text:p>13,38</text:p>
          </table:table-cell>
          <table:table-cell table:style-name="ce7" table:formula="oooc:=STDEV([.H23];[.J23];[.L23])" office:value-type="float" office:value="2.81962929005452">
            <text:p>2,82</text:p>
          </table:table-cell>
          <table:table-cell table:style-name="ce7" office:value-type="float" office:value="68140">
            <text:p>68140</text:p>
          </table:table-cell>
          <table:table-cell table:formula="oooc:=1000000/[.F23]" office:value-type="float" office:value="14.6756677428823">
            <text:p>14,68</text:p>
          </table:table-cell>
          <table:table-cell table:style-name="ce7" office:value-type="float" office:value="13.652">
            <text:p>13,65</text:p>
          </table:table-cell>
          <table:table-cell table:style-name="ce7" office:value-type="float" office:value="6.6">
            <text:p>6,6</text:p>
          </table:table-cell>
          <table:table-cell table:style-name="ce7" table:formula="oooc:=[.I23]+2" office:value-type="float" office:value="8.6">
            <text:p>8,6</text:p>
          </table:table-cell>
          <table:table-cell table:style-name="ce11" office:value-type="float" office:value="3.324">
            <text:p>3,32</text:p>
          </table:table-cell>
          <table:table-cell table:style-name="ce14" table:formula="oooc:=[.K23]*4" office:value-type="float" office:value="13.296">
            <text:p>13,3</text:p>
          </table:table-cell>
          <table:covered-table-cell table:formula="oooc:=AVERAGE([.G23:.G33])" office:value-type="float" office:value="14.574463757311">
            <text:p>14,57</text:p>
          </table:covered-table-cell>
          <table:covered-table-cell/>
        </table:table-row>
        <table:table-row table:style-name="ro1">
          <table:table-cell table:style-name="ce2" office:value-type="string" table:number-columns-spanned="1" table:number-rows-spanned="20">
            <text:p>6V</text:p>
          </table:table-cell>
          <table:table-cell table:style-name="ce3" office:value-type="float" office:value="36.5">
            <text:p>36,5</text:p>
          </table:table-cell>
          <table:table-cell table:style-name="ce6" office:value-type="float" office:value="0.2">
            <text:p>0,2</text:p>
          </table:table-cell>
          <table:table-cell table:style-name="ce6" table:formula="oooc:=-([.H24]+2*[.I24]+4*[.K24])/3" office:value-type="float" office:value="-13.4396666666667">
            <text:p>-13,44</text:p>
          </table:table-cell>
          <table:table-cell table:style-name="ce6" table:formula="oooc:=STDEV([.H24];[.J24];[.L24])" office:value-type="float" office:value="2.87180413677535">
            <text:p>2,87</text:p>
          </table:table-cell>
          <table:table-cell table:style-name="ce6" office:value-type="float" office:value="68600">
            <text:p>68600</text:p>
          </table:table-cell>
          <table:table-cell table:formula="oooc:=1000000/[.F24]" office:value-type="float" office:value="14.5772594752187">
            <text:p>14,58</text:p>
          </table:table-cell>
          <table:table-cell table:style-name="ce6" office:value-type="float" office:value="13.793">
            <text:p>13,79</text:p>
          </table:table-cell>
          <table:table-cell table:style-name="ce6" office:value-type="float" office:value="6.601">
            <text:p>6,6</text:p>
          </table:table-cell>
          <table:table-cell table:formula="oooc:=[.I24]+2" office:value-type="float" office:value="8.601">
            <text:p>8,6</text:p>
          </table:table-cell>
          <table:table-cell table:style-name="ce9" office:value-type="float" office:value="3.331">
            <text:p>3,33</text:p>
          </table:table-cell>
          <table:table-cell table:formula="oooc:=[.K24]*4" office:value-type="float" office:value="13.324">
            <text:p>13,32</text:p>
          </table:table-cell>
          <table:table-cell table:formula="oooc:=AVERAGE([.G24:.G34])" office:value-type="float" office:value="14.5655175511598" table:number-columns-spanned="1" table:number-rows-spanned="20">
            <text:p>14,57</text:p>
          </table:table-cell>
          <table:table-cell table:style-name="ce15" table:formula="oooc:=STDEV([.G24:.G43])" office:value-type="float" office:value="0.0314808870164373" table:number-columns-spanned="1" table:number-rows-spanned="20">
            <text:p>0,03</text:p>
          </table:table-cell>
        </table:table-row>
        <table:table-row table:style-name="ro1">
          <table:covered-table-cell/>
          <table:table-cell office:value-type="float" office:value="37">
            <text:p>37</text:p>
          </table:table-cell>
          <table:table-cell office:value-type="float" office:value="0.2">
            <text:p>0,2</text:p>
          </table:table-cell>
          <table:table-cell table:style-name="ce6" table:formula="oooc:=-([.H25]+2*[.I25]+4*[.K25])/3" office:value-type="float" office:value="-12.6366666666667">
            <text:p>-12,64</text:p>
          </table:table-cell>
          <table:table-cell table:formula="oooc:=STDEV([.H25];[.J25];[.L25])" office:value-type="float" office:value="2.4110199777964">
            <text:p>2,41</text:p>
          </table:table-cell>
          <table:table-cell office:value-type="float" office:value="68600">
            <text:p>68600</text:p>
          </table:table-cell>
          <table:table-cell table:formula="oooc:=1000000/[.F25]" office:value-type="float" office:value="14.5772594752187">
            <text:p>14,58</text:p>
          </table:table-cell>
          <table:table-cell office:value-type="float" office:value="12.618">
            <text:p>12,62</text:p>
          </table:table-cell>
          <table:table-cell office:value-type="float" office:value="6.39">
            <text:p>6,39</text:p>
          </table:table-cell>
          <table:table-cell table:formula="oooc:=[.I25]+2" office:value-type="float" office:value="8.39">
            <text:p>8,39</text:p>
          </table:table-cell>
          <table:table-cell office:value-type="float" office:value="3.128">
            <text:p>3,13</text:p>
          </table:table-cell>
          <table:table-cell table:formula="oooc:=[.K25]*4" office:value-type="float" office:value="12.512">
            <text:p>12,51</text:p>
          </table:table-cell>
          <table:covered-table-cell table:formula="oooc:=AVERAGE([.G25:.G35])" office:value-type="float" office:value="14.5587906201606">
            <text:p>14,56</text:p>
          </table:covered-table-cell>
          <table:covered-table-cell/>
        </table:table-row>
        <table:table-row table:style-name="ro1">
          <table:covered-table-cell/>
          <table:table-cell office:value-type="float" office:value="37.5">
            <text:p>37,5</text:p>
          </table:table-cell>
          <table:table-cell office:value-type="float" office:value="0.2">
            <text:p>0,2</text:p>
          </table:table-cell>
          <table:table-cell table:style-name="ce6" table:formula="oooc:=-([.H26]+2*[.I26]+4*[.K26])/3" office:value-type="float" office:value="-12.0146666666667">
            <text:p>-12,01</text:p>
          </table:table-cell>
          <table:table-cell table:formula="oooc:=STDEV([.H26];[.J26];[.L26])" office:value-type="float" office:value="2.35708322579695">
            <text:p>2,36</text:p>
          </table:table-cell>
          <table:table-cell office:value-type="float" office:value="68800">
            <text:p>68800</text:p>
          </table:table-cell>
          <table:table-cell table:formula="oooc:=1000000/[.F26]" office:value-type="float" office:value="14.5348837209302">
            <text:p>14,53</text:p>
          </table:table-cell>
          <table:table-cell office:value-type="float" office:value="12.012">
            <text:p>12,01</text:p>
          </table:table-cell>
          <table:table-cell office:value-type="float" office:value="5.97">
            <text:p>5,97</text:p>
          </table:table-cell>
          <table:table-cell table:formula="oooc:=[.I26]+2" office:value-type="float" office:value="7.97">
            <text:p>7,97</text:p>
          </table:table-cell>
          <table:table-cell office:value-type="float" office:value="3.023">
            <text:p>3,02</text:p>
          </table:table-cell>
          <table:table-cell table:formula="oooc:=[.K26]*4" office:value-type="float" office:value="12.092">
            <text:p>12,09</text:p>
          </table:table-cell>
          <table:covered-table-cell table:formula="oooc:=AVERAGE([.G26:.G36])" office:value-type="float" office:value="14.5566690571457">
            <text:p>14,56</text:p>
          </table:covered-table-cell>
          <table:covered-table-cell/>
        </table:table-row>
        <table:table-row table:style-name="ro1">
          <table:covered-table-cell/>
          <table:table-cell office:value-type="float" office:value="38">
            <text:p>38</text:p>
          </table:table-cell>
          <table:table-cell office:value-type="float" office:value="0.2">
            <text:p>0,2</text:p>
          </table:table-cell>
          <table:table-cell table:style-name="ce6" table:formula="oooc:=-([.H27]+2*[.I27]+4*[.K27])/3" office:value-type="float" office:value="-11.791">
            <text:p>-11,79</text:p>
          </table:table-cell>
          <table:table-cell table:formula="oooc:=STDEV([.H27];[.J27];[.L27])" office:value-type="float" office:value="2.24538793975562">
            <text:p>2,25</text:p>
          </table:table-cell>
          <table:table-cell office:value-type="float" office:value="68700">
            <text:p>68700</text:p>
          </table:table-cell>
          <table:table-cell table:formula="oooc:=1000000/[.F27]" office:value-type="float" office:value="14.5560407569141">
            <text:p>14,56</text:p>
          </table:table-cell>
          <table:table-cell office:value-type="float" office:value="11.869">
            <text:p>11,87</text:p>
          </table:table-cell>
          <table:table-cell office:value-type="float" office:value="5.9">
            <text:p>5,9</text:p>
          </table:table-cell>
          <table:table-cell table:formula="oooc:=[.I27]+2" office:value-type="float" office:value="7.9">
            <text:p>7,9</text:p>
          </table:table-cell>
          <table:table-cell office:value-type="float" office:value="2.926">
            <text:p>2,93</text:p>
          </table:table-cell>
          <table:table-cell table:formula="oooc:=[.K27]*4" office:value-type="float" office:value="11.704">
            <text:p>11,7</text:p>
          </table:table-cell>
          <table:covered-table-cell table:formula="oooc:=AVERAGE([.G27:.G37])" office:value-type="float" office:value="14.5566690571457">
            <text:p>14,56</text:p>
          </table:covered-table-cell>
          <table:covered-table-cell/>
        </table:table-row>
        <table:table-row table:style-name="ro1">
          <table:covered-table-cell/>
          <table:table-cell office:value-type="float" office:value="38.5">
            <text:p>38,5</text:p>
          </table:table-cell>
          <table:table-cell office:value-type="float" office:value="0.2">
            <text:p>0,2</text:p>
          </table:table-cell>
          <table:table-cell table:style-name="ce6" table:formula="oooc:=-([.H28]+2*[.I28]+4*[.K28])/3" office:value-type="float" office:value="-10.6486666666667">
            <text:p>-10,65</text:p>
          </table:table-cell>
          <table:table-cell table:formula="oooc:=STDEV([.H28];[.J28];[.L28])" office:value-type="float" office:value="1.87667685017959">
            <text:p>1,88</text:p>
          </table:table-cell>
          <table:table-cell office:value-type="float" office:value="68660">
            <text:p>68660</text:p>
          </table:table-cell>
          <table:table-cell table:formula="oooc:=1000000/[.F28]" office:value-type="float" office:value="14.5645208272648">
            <text:p>14,56</text:p>
          </table:table-cell>
          <table:table-cell office:value-type="float" office:value="10.554">
            <text:p>10,55</text:p>
          </table:table-cell>
          <table:table-cell office:value-type="float" office:value="5.362">
            <text:p>5,36</text:p>
          </table:table-cell>
          <table:table-cell table:formula="oooc:=[.I28]+2" office:value-type="float" office:value="7.362">
            <text:p>7,36</text:p>
          </table:table-cell>
          <table:table-cell office:value-type="float" office:value="2.667">
            <text:p>2,67</text:p>
          </table:table-cell>
          <table:table-cell table:formula="oooc:=[.K28]*4" office:value-type="float" office:value="10.668">
            <text:p>10,67</text:p>
          </table:table-cell>
          <table:covered-table-cell table:formula="oooc:=AVERAGE([.G28:.G38])" office:value-type="float" office:value="14.5648087188567">
            <text:p>14,56</text:p>
          </table:covered-table-cell>
          <table:covered-table-cell/>
        </table:table-row>
        <table:table-row table:style-name="ro1">
          <table:covered-table-cell/>
          <table:table-cell office:value-type="float" office:value="39">
            <text:p>39</text:p>
          </table:table-cell>
          <table:table-cell office:value-type="float" office:value="0.2">
            <text:p>0,2</text:p>
          </table:table-cell>
          <table:table-cell table:style-name="ce6" table:formula="oooc:=-([.H29]+2*[.I29]+4*[.K29])/3" office:value-type="float" office:value="-9.92166666666667">
            <text:p>-9,92</text:p>
          </table:table-cell>
          <table:table-cell table:formula="oooc:=STDEV([.H29];[.J29];[.L29])" office:value-type="float" office:value="1.71457895706205">
            <text:p>1,71</text:p>
          </table:table-cell>
          <table:table-cell office:value-type="float" office:value="68550">
            <text:p>68550</text:p>
          </table:table-cell>
          <table:table-cell table:formula="oooc:=1000000/[.F29]" office:value-type="float" office:value="14.5878920495988">
            <text:p>14,59</text:p>
          </table:table-cell>
          <table:table-cell office:value-type="float" office:value="9.975">
            <text:p>9,98</text:p>
          </table:table-cell>
          <table:table-cell office:value-type="float" office:value="4.957">
            <text:p>4,96</text:p>
          </table:table-cell>
          <table:table-cell table:formula="oooc:=[.I29]+2" office:value-type="float" office:value="6.957">
            <text:p>6,96</text:p>
          </table:table-cell>
          <table:table-cell office:value-type="float" office:value="2.469">
            <text:p>2,47</text:p>
          </table:table-cell>
          <table:table-cell table:formula="oooc:=[.K29]*4" office:value-type="float" office:value="9.876">
            <text:p>9,88</text:p>
          </table:table-cell>
          <table:covered-table-cell table:formula="oooc:=AVERAGE([.G29:.G39])" office:value-type="float" office:value="14.5679013841949">
            <text:p>14,57</text:p>
          </table:covered-table-cell>
          <table:covered-table-cell/>
        </table:table-row>
        <table:table-row table:style-name="ro1">
          <table:covered-table-cell/>
          <table:table-cell office:value-type="float" office:value="39.5">
            <text:p>39,5</text:p>
          </table:table-cell>
          <table:table-cell office:value-type="float" office:value="0.2">
            <text:p>0,2</text:p>
          </table:table-cell>
          <table:table-cell table:style-name="ce6" table:formula="oooc:=-([.H30]+2*[.I30]+4*[.K30])/3" office:value-type="float" office:value="-9.16166666666667">
            <text:p>-9,16</text:p>
          </table:table-cell>
          <table:table-cell table:formula="oooc:=STDEV([.H30];[.J30];[.L30])" office:value-type="float" office:value="1.47475229558504">
            <text:p>1,47</text:p>
          </table:table-cell>
          <table:table-cell office:value-type="float" office:value="68750">
            <text:p>68750</text:p>
          </table:table-cell>
          <table:table-cell table:formula="oooc:=1000000/[.F30]" office:value-type="float" office:value="14.5454545454545">
            <text:p>14,55</text:p>
          </table:table-cell>
          <table:table-cell office:value-type="float" office:value="9.029">
            <text:p>9,03</text:p>
          </table:table-cell>
          <table:table-cell office:value-type="float" office:value="4.598">
            <text:p>4,6</text:p>
          </table:table-cell>
          <table:table-cell table:formula="oooc:=[.I30]+2" office:value-type="float" office:value="6.598">
            <text:p>6,6</text:p>
          </table:table-cell>
          <table:table-cell office:value-type="float" office:value="2.315">
            <text:p>2,32</text:p>
          </table:table-cell>
          <table:table-cell table:formula="oooc:=[.K30]*4" office:value-type="float" office:value="9.26">
            <text:p>9,26</text:p>
          </table:table-cell>
          <table:covered-table-cell table:formula="oooc:=AVERAGE([.G30:.G40])" office:value-type="float" office:value="14.5661625223009">
            <text:p>14,57</text:p>
          </table:covered-table-cell>
          <table:covered-table-cell/>
        </table:table-row>
        <table:table-row table:style-name="ro1">
          <table:covered-table-cell/>
          <table:table-cell office:value-type="float" office:value="40">
            <text:p>40</text:p>
          </table:table-cell>
          <table:table-cell office:value-type="float" office:value="0.2">
            <text:p>0,2</text:p>
          </table:table-cell>
          <table:table-cell table:style-name="ce6" table:formula="oooc:=-([.H31]+2*[.I31]+4*[.K31])/3" office:value-type="float" office:value="-8.42433333333333">
            <text:p>-8,42</text:p>
          </table:table-cell>
          <table:table-cell table:formula="oooc:=STDEV([.H31];[.J31];[.L31])" office:value-type="float" office:value="1.27060628572872">
            <text:p>1,27</text:p>
          </table:table-cell>
          <table:table-cell office:value-type="float" office:value="68710">
            <text:p>68710</text:p>
          </table:table-cell>
          <table:table-cell table:formula="oooc:=1000000/[.F31]" office:value-type="float" office:value="14.553922282055">
            <text:p>14,55</text:p>
          </table:table-cell>
          <table:table-cell office:value-type="float" office:value="8.475">
            <text:p>8,48</text:p>
          </table:table-cell>
          <table:table-cell office:value-type="float" office:value="4.219">
            <text:p>4,22</text:p>
          </table:table-cell>
          <table:table-cell table:formula="oooc:=[.I31]+2" office:value-type="float" office:value="6.219">
            <text:p>6,22</text:p>
          </table:table-cell>
          <table:table-cell office:value-type="float" office:value="2.09">
            <text:p>2,09</text:p>
          </table:table-cell>
          <table:table-cell table:formula="oooc:=[.K31]*4" office:value-type="float" office:value="8.36">
            <text:p>8,36</text:p>
          </table:table-cell>
          <table:covered-table-cell table:formula="oooc:=AVERAGE([.G31:.G41])" office:value-type="float" office:value="14.5688607290775">
            <text:p>14,57</text:p>
          </table:covered-table-cell>
          <table:covered-table-cell/>
        </table:table-row>
        <table:table-row table:style-name="ro1">
          <table:covered-table-cell/>
          <table:table-cell office:value-type="float" office:value="40.5">
            <text:p>40,5</text:p>
          </table:table-cell>
          <table:table-cell office:value-type="float" office:value="0.2">
            <text:p>0,2</text:p>
          </table:table-cell>
          <table:table-cell table:style-name="ce6" table:formula="oooc:=-([.H32]+2*[.I32]+4*[.K32])/3" office:value-type="float" office:value="-8.234">
            <text:p>-8,23</text:p>
          </table:table-cell>
          <table:table-cell table:formula="oooc:=STDEV([.H32];[.J32];[.L32])" office:value-type="float" office:value="1.21803612425905">
            <text:p>1,22</text:p>
          </table:table-cell>
          <table:table-cell office:value-type="float" office:value="68790">
            <text:p>68790</text:p>
          </table:table-cell>
          <table:table-cell table:formula="oooc:=1000000/[.F32]" office:value-type="float" office:value="14.5369966564908">
            <text:p>14,54</text:p>
          </table:table-cell>
          <table:table-cell office:value-type="float" office:value="8.13">
            <text:p>8,13</text:p>
          </table:table-cell>
          <table:table-cell office:value-type="float" office:value="4.124">
            <text:p>4,12</text:p>
          </table:table-cell>
          <table:table-cell table:formula="oooc:=[.I32]+2" office:value-type="float" office:value="6.124">
            <text:p>6,12</text:p>
          </table:table-cell>
          <table:table-cell office:value-type="float" office:value="2.081">
            <text:p>2,08</text:p>
          </table:table-cell>
          <table:table-cell table:formula="oooc:=[.K32]*4" office:value-type="float" office:value="8.324">
            <text:p>8,32</text:p>
          </table:table-cell>
          <table:covered-table-cell table:formula="oooc:=AVERAGE([.G32:.G42])" office:value-type="float" office:value="14.5709822920924">
            <text:p>14,57</text:p>
          </table:covered-table-cell>
          <table:covered-table-cell/>
        </table:table-row>
        <table:table-row table:style-name="ro1">
          <table:covered-table-cell/>
          <table:table-cell office:value-type="float" office:value="41">
            <text:p>41</text:p>
          </table:table-cell>
          <table:table-cell office:value-type="float" office:value="0.2">
            <text:p>0,2</text:p>
          </table:table-cell>
          <table:table-cell table:style-name="ce6" table:formula="oooc:=-([.H33]+2*[.I33]+4*[.K33])/3" office:value-type="float" office:value="-7.91266666666667">
            <text:p>-7,91</text:p>
          </table:table-cell>
          <table:table-cell table:formula="oooc:=STDEV([.H33];[.J33];[.L33])" office:value-type="float" office:value="1.16260067664411">
            <text:p>1,16</text:p>
          </table:table-cell>
          <table:table-cell office:value-type="float" office:value="68450">
            <text:p>68450</text:p>
          </table:table-cell>
          <table:table-cell table:formula="oooc:=1000000/[.F33]" office:value-type="float" office:value="14.609203798393">
            <text:p>14,61</text:p>
          </table:table-cell>
          <table:table-cell office:value-type="float" office:value="8">
            <text:p>8</text:p>
          </table:table-cell>
          <table:table-cell office:value-type="float" office:value="3.929">
            <text:p>3,93</text:p>
          </table:table-cell>
          <table:table-cell table:formula="oooc:=[.I33]+2" office:value-type="float" office:value="5.929">
            <text:p>5,93</text:p>
          </table:table-cell>
          <table:table-cell office:value-type="float" office:value="1.97">
            <text:p>1,97</text:p>
          </table:table-cell>
          <table:table-cell table:formula="oooc:=[.K33]*4" office:value-type="float" office:value="7.88">
            <text:p>7,88</text:p>
          </table:table-cell>
          <table:covered-table-cell table:formula="oooc:=AVERAGE([.G33:.G43])" office:value-type="float" office:value="14.5707902070414">
            <text:p>14,57</text:p>
          </table:covered-table-cell>
          <table:covered-table-cell/>
        </table:table-row>
        <table:table-row table:style-name="ro1">
          <table:covered-table-cell/>
          <table:table-cell office:value-type="float" office:value="51.5">
            <text:p>51,5</text:p>
          </table:table-cell>
          <table:table-cell office:value-type="float" office:value="0.2">
            <text:p>0,2</text:p>
          </table:table-cell>
          <table:table-cell table:formula="oooc:=([.H34]+2*[.I34]+4*[.K34])/3" office:value-type="float" office:value="6.43933333333333">
            <text:p>6,44</text:p>
          </table:table-cell>
          <table:table-cell table:formula="oooc:=STDEV([.H34];[.J34];[.L34])" office:value-type="float" office:value="0.727726138965293">
            <text:p>0,73</text:p>
          </table:table-cell>
          <table:table-cell office:value-type="float" office:value="68600">
            <text:p>68600</text:p>
          </table:table-cell>
          <table:table-cell table:formula="oooc:=1000000/[.F34]" office:value-type="float" office:value="14.5772594752187">
            <text:p>14,58</text:p>
          </table:table-cell>
          <table:table-cell office:value-type="float" office:value="6.494">
            <text:p>6,49</text:p>
          </table:table-cell>
          <table:table-cell office:value-type="float" office:value="3.2">
            <text:p>3,2</text:p>
          </table:table-cell>
          <table:table-cell table:formula="oooc:=[.I34]+2" office:value-type="float" office:value="5.2">
            <text:p>5,2</text:p>
          </table:table-cell>
          <table:table-cell office:value-type="float" office:value="1.606">
            <text:p>1,61</text:p>
          </table:table-cell>
          <table:table-cell table:formula="oooc:=[.K34]*4" office:value-type="float" office:value="6.424">
            <text:p>6,42</text:p>
          </table:table-cell>
          <table:covered-table-cell table:formula="oooc:=AVERAGE([.G34:.G44])" office:value-type="float" office:value="15.1687208324572">
            <text:p>15,17</text:p>
          </table:covered-table-cell>
          <table:covered-table-cell/>
        </table:table-row>
        <table:table-row table:style-name="ro1">
          <table:covered-table-cell/>
          <table:table-cell office:value-type="float" office:value="52">
            <text:p>52</text:p>
          </table:table-cell>
          <table:table-cell office:value-type="float" office:value="0.2">
            <text:p>0,2</text:p>
          </table:table-cell>
          <table:table-cell table:formula="oooc:=([.H35]+2*[.I35]+4*[.K35])/3" office:value-type="float" office:value="6.88933333333333">
            <text:p>6,89</text:p>
          </table:table-cell>
          <table:table-cell table:formula="oooc:=STDEV([.H35];[.J35];[.L35])" office:value-type="float" office:value="0.798158714375364">
            <text:p>0,8</text:p>
          </table:table-cell>
          <table:table-cell office:value-type="float" office:value="68950">
            <text:p>68950</text:p>
          </table:table-cell>
          <table:table-cell table:formula="oooc:=1000000/[.F35]" office:value-type="float" office:value="14.5032632342277">
            <text:p>14,5</text:p>
          </table:table-cell>
          <table:table-cell office:value-type="float" office:value="6.92">
            <text:p>6,92</text:p>
          </table:table-cell>
          <table:table-cell office:value-type="float" office:value="3.478">
            <text:p>3,48</text:p>
          </table:table-cell>
          <table:table-cell table:formula="oooc:=[.I35]+2" office:value-type="float" office:value="5.478">
            <text:p>5,48</text:p>
          </table:table-cell>
          <table:table-cell office:value-type="float" office:value="1.698">
            <text:p>1,7</text:p>
          </table:table-cell>
          <table:table-cell table:formula="oooc:=[.K35]*4" office:value-type="float" office:value="6.792">
            <text:p>6,79</text:p>
          </table:table-cell>
          <table:covered-table-cell table:formula="oooc:=AVERAGE([.G35:.G45])" office:value-type="float" office:value="15.7683320868321">
            <text:p>15,77</text:p>
          </table:covered-table-cell>
          <table:covered-table-cell/>
        </table:table-row>
        <table:table-row table:style-name="ro1">
          <table:covered-table-cell/>
          <table:table-cell office:value-type="float" office:value="52.5">
            <text:p>52,5</text:p>
          </table:table-cell>
          <table:table-cell office:value-type="float" office:value="0.2">
            <text:p>0,2</text:p>
          </table:table-cell>
          <table:table-cell table:formula="oooc:=([.H36]+2*[.I36]+4*[.K36])/3" office:value-type="float" office:value="8.10333333333333">
            <text:p>8,1</text:p>
          </table:table-cell>
          <table:table-cell table:formula="oooc:=STDEV([.H36];[.J36];[.L36])" office:value-type="float" office:value="1.17057208235973">
            <text:p>1,17</text:p>
          </table:table-cell>
          <table:table-cell office:value-type="float" office:value="68710">
            <text:p>68710</text:p>
          </table:table-cell>
          <table:table-cell table:formula="oooc:=1000000/[.F36]" office:value-type="float" office:value="14.553922282055">
            <text:p>14,55</text:p>
          </table:table-cell>
          <table:table-cell office:value-type="float" office:value="8.032">
            <text:p>8,03</text:p>
          </table:table-cell>
          <table:table-cell office:value-type="float" office:value="4.065">
            <text:p>4,07</text:p>
          </table:table-cell>
          <table:table-cell table:formula="oooc:=[.I36]+2" office:value-type="float" office:value="6.065">
            <text:p>6,07</text:p>
          </table:table-cell>
          <table:table-cell office:value-type="float" office:value="2.037">
            <text:p>2,04</text:p>
          </table:table-cell>
          <table:table-cell table:formula="oooc:=[.K36]*4" office:value-type="float" office:value="8.148">
            <text:p>8,15</text:p>
          </table:table-cell>
          <table:covered-table-cell table:formula="oooc:=AVERAGE([.G36:.G46])" office:value-type="float" office:value="16.3746702722063">
            <text:p>16,37</text:p>
          </table:covered-table-cell>
          <table:covered-table-cell/>
        </table:table-row>
        <table:table-row table:style-name="ro1">
          <table:covered-table-cell/>
          <table:table-cell office:value-type="float" office:value="53">
            <text:p>53</text:p>
          </table:table-cell>
          <table:table-cell office:value-type="float" office:value="0.2">
            <text:p>0,2</text:p>
          </table:table-cell>
          <table:table-cell table:formula="oooc:=([.H37]+2*[.I37]+4*[.K37])/3" office:value-type="float" office:value="9.10166666666667">
            <text:p>9,1</text:p>
          </table:table-cell>
          <table:table-cell table:formula="oooc:=STDEV([.H37];[.J37];[.L37])" office:value-type="float" office:value="1.49124254678216">
            <text:p>1,49</text:p>
          </table:table-cell>
          <table:table-cell office:value-type="float" office:value="68800">
            <text:p>68800</text:p>
          </table:table-cell>
          <table:table-cell table:formula="oooc:=1000000/[.F37]" office:value-type="float" office:value="14.5348837209302">
            <text:p>14,53</text:p>
          </table:table-cell>
          <table:table-cell office:value-type="float" office:value="9.091">
            <text:p>9,09</text:p>
          </table:table-cell>
          <table:table-cell office:value-type="float" office:value="4.535">
            <text:p>4,54</text:p>
          </table:table-cell>
          <table:table-cell table:formula="oooc:=[.I37]+2" office:value-type="float" office:value="6.535">
            <text:p>6,54</text:p>
          </table:table-cell>
          <table:table-cell office:value-type="float" office:value="2.286">
            <text:p>2,29</text:p>
          </table:table-cell>
          <table:table-cell table:formula="oooc:=[.K37]*4" office:value-type="float" office:value="9.144">
            <text:p>9,14</text:p>
          </table:table-cell>
          <table:covered-table-cell table:formula="oooc:=AVERAGE([.G37:.G47])" office:value-type="float" office:value="16.975588352385">
            <text:p>16,98</text:p>
          </table:covered-table-cell>
          <table:covered-table-cell/>
        </table:table-row>
        <table:table-row table:style-name="ro1">
          <table:covered-table-cell/>
          <table:table-cell office:value-type="float" office:value="53.5">
            <text:p>53,5</text:p>
          </table:table-cell>
          <table:table-cell office:value-type="float" office:value="0.2">
            <text:p>0,2</text:p>
          </table:table-cell>
          <table:table-cell table:formula="oooc:=([.H38]+2*[.I38]+4*[.K38])/3" office:value-type="float" office:value="9.284">
            <text:p>9,28</text:p>
          </table:table-cell>
          <table:table-cell table:formula="oooc:=STDEV([.H38];[.J38];[.L38])" office:value-type="float" office:value="1.57431074865585">
            <text:p>1,57</text:p>
          </table:table-cell>
          <table:table-cell office:value-type="float" office:value="68280">
            <text:p>68280</text:p>
          </table:table-cell>
          <table:table-cell table:formula="oooc:=1000000/[.F38]" office:value-type="float" office:value="14.6455770357352">
            <text:p>14,65</text:p>
          </table:table-cell>
          <table:table-cell office:value-type="float" office:value="9.434">
            <text:p>9,43</text:p>
          </table:table-cell>
          <table:table-cell office:value-type="float" office:value="4.603">
            <text:p>4,6</text:p>
          </table:table-cell>
          <table:table-cell table:formula="oooc:=[.I38]+2" office:value-type="float" office:value="6.603">
            <text:p>6,6</text:p>
          </table:table-cell>
          <table:table-cell office:value-type="float" office:value="2.303">
            <text:p>2,3</text:p>
          </table:table-cell>
          <table:table-cell table:formula="oooc:=[.K38]*4" office:value-type="float" office:value="9.212">
            <text:p>9,21</text:p>
          </table:table-cell>
          <table:covered-table-cell table:formula="oooc:=AVERAGE([.G38:.G48])" office:value-type="float" office:value="17.5806834942858">
            <text:p>17,58</text:p>
          </table:covered-table-cell>
          <table:covered-table-cell/>
        </table:table-row>
        <table:table-row table:style-name="ro1">
          <table:covered-table-cell/>
          <table:table-cell office:value-type="float" office:value="54">
            <text:p>54</text:p>
          </table:table-cell>
          <table:table-cell office:value-type="float" office:value="0.2">
            <text:p>0,2</text:p>
          </table:table-cell>
          <table:table-cell table:formula="oooc:=([.H39]+2*[.I39]+4*[.K39])/3" office:value-type="float" office:value="10.1033333333333">
            <text:p>10,1</text:p>
          </table:table-cell>
          <table:table-cell table:formula="oooc:=STDEV([.H39];[.J39];[.L39])" office:value-type="float" office:value="1.74106289375197">
            <text:p>1,74</text:p>
          </table:table-cell>
          <table:table-cell office:value-type="float" office:value="68500">
            <text:p>68500</text:p>
          </table:table-cell>
          <table:table-cell table:formula="oooc:=1000000/[.F39]" office:value-type="float" office:value="14.5985401459854">
            <text:p>14,6</text:p>
          </table:table-cell>
          <table:table-cell office:value-type="float" office:value="10.05">
            <text:p>10,05</text:p>
          </table:table-cell>
          <table:table-cell office:value-type="float" office:value="5.07">
            <text:p>5,07</text:p>
          </table:table-cell>
          <table:table-cell table:formula="oooc:=[.I39]+2" office:value-type="float" office:value="7.07">
            <text:p>7,07</text:p>
          </table:table-cell>
          <table:table-cell office:value-type="float" office:value="2.53">
            <text:p>2,53</text:p>
          </table:table-cell>
          <table:table-cell table:formula="oooc:=[.K39]*4" office:value-type="float" office:value="10.12">
            <text:p>10,12</text:p>
          </table:table-cell>
          <table:covered-table-cell table:formula="oooc:=AVERAGE([.G39:.G49])" office:value-type="float" office:value="18.1671807104465">
            <text:p>18,17</text:p>
          </table:covered-table-cell>
          <table:covered-table-cell/>
        </table:table-row>
        <table:table-row table:style-name="ro1">
          <table:covered-table-cell/>
          <table:table-cell office:value-type="float" office:value="54.5">
            <text:p>54,5</text:p>
          </table:table-cell>
          <table:table-cell office:value-type="float" office:value="0.2">
            <text:p>0,2</text:p>
          </table:table-cell>
          <table:table-cell table:formula="oooc:=([.H40]+2*[.I40]+4*[.K40])/3" office:value-type="float" office:value="11.2713333333333">
            <text:p>11,27</text:p>
          </table:table-cell>
          <table:table-cell table:formula="oooc:=STDEV([.H40];[.J40];[.L40])" office:value-type="float" office:value="2.18563133518289">
            <text:p>2,19</text:p>
          </table:table-cell>
          <table:table-cell office:value-type="float" office:value="68640">
            <text:p>68640</text:p>
          </table:table-cell>
          <table:table-cell table:formula="oooc:=1000000/[.F40]" office:value-type="float" office:value="14.5687645687646">
            <text:p>14,57</text:p>
          </table:table-cell>
          <table:table-cell office:value-type="float" office:value="11.236">
            <text:p>11,24</text:p>
          </table:table-cell>
          <table:table-cell office:value-type="float" office:value="5.563">
            <text:p>5,56</text:p>
          </table:table-cell>
          <table:table-cell table:formula="oooc:=[.I40]+2" office:value-type="float" office:value="7.563">
            <text:p>7,56</text:p>
          </table:table-cell>
          <table:table-cell office:value-type="float" office:value="2.863">
            <text:p>2,86</text:p>
          </table:table-cell>
          <table:table-cell table:formula="oooc:=[.K40]*4" office:value-type="float" office:value="11.452">
            <text:p>11,45</text:p>
          </table:table-cell>
          <table:covered-table-cell table:formula="oooc:=AVERAGE([.G40:.G50])" office:value-type="float" office:value="18.7539162952612">
            <text:p>18,75</text:p>
          </table:covered-table-cell>
          <table:covered-table-cell/>
        </table:table-row>
        <table:table-row table:style-name="ro1">
          <table:covered-table-cell/>
          <table:table-cell office:value-type="float" office:value="55">
            <text:p>55</text:p>
          </table:table-cell>
          <table:table-cell office:value-type="float" office:value="0.2">
            <text:p>0,2</text:p>
          </table:table-cell>
          <table:table-cell table:formula="oooc:=([.H41]+2*[.I41]+4*[.K41])/3" office:value-type="float" office:value="11.297">
            <text:p>11,3</text:p>
          </table:table-cell>
          <table:table-cell table:formula="oooc:=STDEV([.H41];[.J41];[.L41])" office:value-type="float" office:value="2.18687227183787">
            <text:p>2,19</text:p>
          </table:table-cell>
          <table:table-cell office:value-type="float" office:value="68610">
            <text:p>68610</text:p>
          </table:table-cell>
          <table:table-cell table:formula="oooc:=1000000/[.F41]" office:value-type="float" office:value="14.5751348199971">
            <text:p>14,58</text:p>
          </table:table-cell>
          <table:table-cell office:value-type="float" office:value="11.561">
            <text:p>11,56</text:p>
          </table:table-cell>
          <table:table-cell office:value-type="float" office:value="5.587">
            <text:p>5,59</text:p>
          </table:table-cell>
          <table:table-cell table:formula="oooc:=[.I41]+2" office:value-type="float" office:value="7.587">
            <text:p>7,59</text:p>
          </table:table-cell>
          <table:table-cell office:value-type="float" office:value="2.789">
            <text:p>2,79</text:p>
          </table:table-cell>
          <table:table-cell table:formula="oooc:=[.K41]*4" office:value-type="float" office:value="11.156">
            <text:p>11,16</text:p>
          </table:table-cell>
          <table:covered-table-cell table:formula="oooc:=AVERAGE([.G41:.G51])" office:value-type="float" office:value="19.3317449419137">
            <text:p>19,33</text:p>
          </table:covered-table-cell>
          <table:covered-table-cell/>
        </table:table-row>
        <table:table-row table:style-name="ro1">
          <table:covered-table-cell/>
          <table:table-cell office:value-type="float" office:value="55.5">
            <text:p>55,5</text:p>
          </table:table-cell>
          <table:table-cell office:value-type="float" office:value="0.2">
            <text:p>0,2</text:p>
          </table:table-cell>
          <table:table-cell table:formula="oooc:=([.H42]+2*[.I42]+4*[.K42])/3" office:value-type="float" office:value="12.2813333333333">
            <text:p>12,28</text:p>
          </table:table-cell>
          <table:table-cell table:formula="oooc:=STDEV([.H42];[.J42];[.L42])" office:value-type="float" office:value="2.46182337573867">
            <text:p>2,46</text:p>
          </table:table-cell>
          <table:table-cell office:value-type="float" office:value="68600">
            <text:p>68600</text:p>
          </table:table-cell>
          <table:table-cell table:formula="oooc:=1000000/[.F42]" office:value-type="float" office:value="14.5772594752187">
            <text:p>14,58</text:p>
          </table:table-cell>
          <table:table-cell office:value-type="float" office:value="12.346">
            <text:p>12,35</text:p>
          </table:table-cell>
          <table:table-cell office:value-type="float" office:value="6.079">
            <text:p>6,08</text:p>
          </table:table-cell>
          <table:table-cell table:formula="oooc:=[.I42]+2" office:value-type="float" office:value="8.079">
            <text:p>8,08</text:p>
          </table:table-cell>
          <table:table-cell office:value-type="float" office:value="3.085">
            <text:p>3,09</text:p>
          </table:table-cell>
          <table:table-cell table:formula="oooc:=[.K42]*4" office:value-type="float" office:value="12.34">
            <text:p>12,34</text:p>
          </table:table-cell>
          <table:covered-table-cell table:formula="oooc:=AVERAGE([.G42:.G52])" office:value-type="float" office:value="19.9246459958687">
            <text:p>19,92</text:p>
          </table:covered-table-cell>
          <table:covered-table-cell/>
        </table:table-row>
        <table:table-row table:style-name="ro1">
          <table:covered-table-cell/>
          <table:table-cell table:style-name="ce5" office:value-type="float" office:value="56">
            <text:p>56</text:p>
          </table:table-cell>
          <table:table-cell table:style-name="ce7" office:value-type="float" office:value="0.2">
            <text:p>0,2</text:p>
          </table:table-cell>
          <table:table-cell table:style-name="ce7" table:formula="oooc:=([.H43]+2*[.I43]+4*[.K43])/3" office:value-type="float" office:value="12.873">
            <text:p>12,87</text:p>
          </table:table-cell>
          <table:table-cell table:style-name="ce7" table:formula="oooc:=STDEV([.H43];[.J43];[.L43])" office:value-type="float" office:value="2.47134787784588">
            <text:p>2,47</text:p>
          </table:table-cell>
          <table:table-cell table:style-name="ce7" office:value-type="float" office:value="68800">
            <text:p>68800</text:p>
          </table:table-cell>
          <table:table-cell table:formula="oooc:=1000000/[.F43]" office:value-type="float" office:value="14.5348837209302">
            <text:p>14,53</text:p>
          </table:table-cell>
          <table:table-cell table:style-name="ce7" office:value-type="float" office:value="13.029">
            <text:p>13,03</text:p>
          </table:table-cell>
          <table:table-cell table:style-name="ce7" office:value-type="float" office:value="6.525">
            <text:p>6,53</text:p>
          </table:table-cell>
          <table:table-cell table:formula="oooc:=[.I43]+2" office:value-type="float" office:value="8.525">
            <text:p>8,53</text:p>
          </table:table-cell>
          <table:table-cell table:style-name="ce11" office:value-type="float" office:value="3.135">
            <text:p>3,14</text:p>
          </table:table-cell>
          <table:table-cell table:formula="oooc:=[.K43]*4" office:value-type="float" office:value="12.54">
            <text:p>12,54</text:p>
          </table:table-cell>
          <table:covered-table-cell table:formula="oooc:=AVERAGE([.G43:.G53])" office:value-type="float" office:value="20.5133161871167">
            <text:p>20,51</text:p>
          </table:covered-table-cell>
          <table:covered-table-cell/>
        </table:table-row>
        <table:table-row table:style-name="ro1">
          <table:table-cell table:style-name="ce2" office:value-type="string" table:number-columns-spanned="1" table:number-rows-spanned="11">
            <text:p>7,5V</text:p>
          </table:table-cell>
          <table:table-cell table:style-name="ce3" office:value-type="float" office:value="51">
            <text:p>51</text:p>
          </table:table-cell>
          <table:table-cell table:style-name="ce6" office:value-type="float" office:value="0.2">
            <text:p>0,2</text:p>
          </table:table-cell>
          <table:table-cell table:style-name="ce6" table:formula="oooc:=([.H44]+2*[.I44]+4*[.K44])/3" office:value-type="float" office:value="9.46033333333333">
            <text:p>9,46</text:p>
          </table:table-cell>
          <table:table-cell table:style-name="ce6" table:formula="oooc:=STDEV([.H44];[.J44];[.L44])" office:value-type="float" office:value="1.59789204891945">
            <text:p>1,6</text:p>
          </table:table-cell>
          <table:table-cell table:style-name="ce6" office:value-type="float" office:value="47200">
            <text:p>47200</text:p>
          </table:table-cell>
          <table:table-cell table:formula="oooc:=1000000/[.F44]" office:value-type="float" office:value="21.1864406779661">
            <text:p>21,19</text:p>
          </table:table-cell>
          <table:table-cell table:style-name="ce6" office:value-type="float" office:value="9.709">
            <text:p>9,71</text:p>
          </table:table-cell>
          <table:table-cell table:style-name="ce6" office:value-type="float" office:value="4.728">
            <text:p>4,73</text:p>
          </table:table-cell>
          <table:table-cell table:style-name="ce6" table:formula="oooc:=[.I44]+2" office:value-type="float" office:value="6.728">
            <text:p>6,73</text:p>
          </table:table-cell>
          <table:table-cell table:style-name="ce9" office:value-type="float" office:value="2.304">
            <text:p>2,3</text:p>
          </table:table-cell>
          <table:table-cell table:style-name="ce12" table:formula="oooc:=[.K44]*4" office:value-type="float" office:value="9.216">
            <text:p>9,22</text:p>
          </table:table-cell>
          <table:table-cell table:formula="oooc:=AVERAGE([.G44:.G54])" office:value-type="float" office:value="21.0938269481276" table:number-columns-spanned="1" table:number-rows-spanned="11">
            <text:p>21,09</text:p>
          </table:table-cell>
          <table:table-cell table:style-name="ce15" table:formula="oooc:=STDEV([.G44:.G54])" office:value-type="float" office:value="0.0987241445873353" table:number-columns-spanned="1" table:number-rows-spanned="11">
            <text:p>0,1</text:p>
          </table:table-cell>
        </table:table-row>
        <table:table-row table:style-name="ro1">
          <table:covered-table-cell table:style-name="Default"/>
          <table:table-cell office:value-type="float" office:value="51.5">
            <text:p>51,5</text:p>
          </table:table-cell>
          <table:table-cell office:value-type="float" office:value="0.2">
            <text:p>0,2</text:p>
          </table:table-cell>
          <table:table-cell table:formula="oooc:=([.H45]+2*[.I45]+4*[.K45])/3" office:value-type="float" office:value="9.86866666666667">
            <text:p>9,87</text:p>
          </table:table-cell>
          <table:table-cell table:formula="oooc:=STDEV([.H45];[.J45];[.L45])" office:value-type="float" office:value="1.69204058264964">
            <text:p>1,69</text:p>
          </table:table-cell>
          <table:table-cell office:value-type="float" office:value="47230">
            <text:p>47230</text:p>
          </table:table-cell>
          <table:table-cell table:formula="oooc:=1000000/[.F45]" office:value-type="float" office:value="21.1729832733432">
            <text:p>21,17</text:p>
          </table:table-cell>
          <table:table-cell office:value-type="float" office:value="9.95">
            <text:p>9,95</text:p>
          </table:table-cell>
          <table:table-cell office:value-type="float" office:value="4.938">
            <text:p>4,94</text:p>
          </table:table-cell>
          <table:table-cell table:formula="oooc:=[.I45]+2" office:value-type="float" office:value="6.938">
            <text:p>6,94</text:p>
          </table:table-cell>
          <table:table-cell office:value-type="float" office:value="2.445">
            <text:p>2,45</text:p>
          </table:table-cell>
          <table:table-cell table:formula="oooc:=[.K45]*4" office:value-type="float" office:value="9.78">
            <text:p>9,78</text:p>
          </table:table-cell>
          <table:covered-table-cell table:formula="oooc:=AVERAGE([.G45:.G55])" office:value-type="float" office:value="21.0845655751438">
            <text:p>21,08</text:p>
          </table:covered-table-cell>
          <table:covered-table-cell/>
        </table:table-row>
        <table:table-row table:style-name="ro1">
          <table:covered-table-cell table:style-name="Default"/>
          <table:table-cell office:value-type="float" office:value="52">
            <text:p>52</text:p>
          </table:table-cell>
          <table:table-cell office:value-type="float" office:value="0.2">
            <text:p>0,2</text:p>
          </table:table-cell>
          <table:table-cell table:formula="oooc:=([.H46]+2*[.I46]+4*[.K46])/3" office:value-type="float" office:value="10.467">
            <text:p>10,47</text:p>
          </table:table-cell>
          <table:table-cell table:formula="oooc:=STDEV([.H46];[.J46];[.L46])" office:value-type="float" office:value="1.83431195093237">
            <text:p>1,83</text:p>
          </table:table-cell>
          <table:table-cell office:value-type="float" office:value="47230">
            <text:p>47230</text:p>
          </table:table-cell>
          <table:table-cell table:formula="oooc:=1000000/[.F46]" office:value-type="float" office:value="21.1729832733432">
            <text:p>21,17</text:p>
          </table:table-cell>
          <table:table-cell office:value-type="float" office:value="10.363">
            <text:p>10,36</text:p>
          </table:table-cell>
          <table:table-cell office:value-type="float" office:value="5.263">
            <text:p>5,26</text:p>
          </table:table-cell>
          <table:table-cell table:formula="oooc:=[.I46]+2" office:value-type="float" office:value="7.263">
            <text:p>7,26</text:p>
          </table:table-cell>
          <table:table-cell office:value-type="float" office:value="2.628">
            <text:p>2,63</text:p>
          </table:table-cell>
          <table:table-cell table:formula="oooc:=[.K46]*4" office:value-type="float" office:value="10.512">
            <text:p>10,51</text:p>
          </table:table-cell>
          <table:covered-table-cell table:formula="oooc:=AVERAGE([.G46:.G56])" office:value-type="float" office:value="21.074741386455">
            <text:p>21,07</text:p>
          </table:covered-table-cell>
          <table:covered-table-cell/>
        </table:table-row>
        <table:table-row table:style-name="ro1">
          <table:covered-table-cell table:style-name="Default"/>
          <table:table-cell office:value-type="float" office:value="52.5">
            <text:p>52,5</text:p>
          </table:table-cell>
          <table:table-cell office:value-type="float" office:value="0.2">
            <text:p>0,2</text:p>
          </table:table-cell>
          <table:table-cell table:formula="oooc:=([.H47]+2*[.I47]+4*[.K47])/3" office:value-type="float" office:value="11.9076666666667">
            <text:p>11,91</text:p>
          </table:table-cell>
          <table:table-cell table:formula="oooc:=STDEV([.H47];[.J47];[.L47])" office:value-type="float" office:value="2.26533757602114">
            <text:p>2,27</text:p>
          </table:table-cell>
          <table:table-cell office:value-type="float" office:value="47250">
            <text:p>47250</text:p>
          </table:table-cell>
          <table:table-cell table:formula="oooc:=1000000/[.F47]" office:value-type="float" office:value="21.1640211640212">
            <text:p>21,16</text:p>
          </table:table-cell>
          <table:table-cell office:value-type="float" office:value="11.967">
            <text:p>11,97</text:p>
          </table:table-cell>
          <table:table-cell office:value-type="float" office:value="5.97">
            <text:p>5,97</text:p>
          </table:table-cell>
          <table:table-cell table:formula="oooc:=[.I47]+2" office:value-type="float" office:value="7.97">
            <text:p>7,97</text:p>
          </table:table-cell>
          <table:table-cell office:value-type="float" office:value="2.954">
            <text:p>2,95</text:p>
          </table:table-cell>
          <table:table-cell table:formula="oooc:=[.K47]*4" office:value-type="float" office:value="11.816">
            <text:p>11,82</text:p>
          </table:table-cell>
          <table:covered-table-cell table:formula="oooc:=AVERAGE([.G47:.G57])" office:value-type="float" office:value="21.0624611505939">
            <text:p>21,06</text:p>
          </table:covered-table-cell>
          <table:covered-table-cell/>
        </table:table-row>
        <table:table-row table:style-name="ro1">
          <table:covered-table-cell table:style-name="Default"/>
          <table:table-cell office:value-type="float" office:value="53">
            <text:p>53</text:p>
          </table:table-cell>
          <table:table-cell office:value-type="float" office:value="0.2">
            <text:p>0,2</text:p>
          </table:table-cell>
          <table:table-cell table:formula="oooc:=([.H48]+2*[.I48]+4*[.K48])/3" office:value-type="float" office:value="13.2403333333333">
            <text:p>13,24</text:p>
          </table:table-cell>
          <table:table-cell table:formula="oooc:=STDEV([.H48];[.J48];[.L48])" office:value-type="float" office:value="3.09545166332799">
            <text:p>3,1</text:p>
          </table:table-cell>
          <table:table-cell office:value-type="float" office:value="47190">
            <text:p>47190</text:p>
          </table:table-cell>
          <table:table-cell table:formula="oooc:=1000000/[.F48]" office:value-type="float" office:value="21.1909302818394">
            <text:p>21,19</text:p>
          </table:table-cell>
          <table:table-cell office:value-type="float" office:value="12.903">
            <text:p>12,9</text:p>
          </table:table-cell>
          <table:table-cell office:value-type="float" office:value="6.309">
            <text:p>6,31</text:p>
          </table:table-cell>
          <table:table-cell table:formula="oooc:=[.I48]+2" office:value-type="float" office:value="8.309">
            <text:p>8,31</text:p>
          </table:table-cell>
          <table:table-cell office:value-type="float" office:value="3.55">
            <text:p>3,55</text:p>
          </table:table-cell>
          <table:table-cell table:formula="oooc:=[.K48]*4" office:value-type="float" office:value="14.2">
            <text:p>14,2</text:p>
          </table:table-cell>
          <table:covered-table-cell table:formula="oooc:=AVERAGE([.G48:.G58])" office:value-type="float" office:value="21.0479525772472">
            <text:p>21,05</text:p>
          </table:covered-table-cell>
          <table:covered-table-cell/>
        </table:table-row>
        <table:table-row table:style-name="ro1">
          <table:covered-table-cell table:style-name="Default"/>
          <table:table-cell office:value-type="float" office:value="53.5">
            <text:p>53,5</text:p>
          </table:table-cell>
          <table:table-cell office:value-type="float" office:value="0.2">
            <text:p>0,2</text:p>
          </table:table-cell>
          <table:table-cell table:formula="oooc:=([.H49]+2*[.I49]+4*[.K49])/3" office:value-type="float" office:value="13.9723333333333">
            <text:p>13,97</text:p>
          </table:table-cell>
          <table:table-cell table:formula="oooc:=STDEV([.H49];[.J49];[.L49])" office:value-type="float" office:value="2.79207025938341">
            <text:p>2,79</text:p>
          </table:table-cell>
          <table:table-cell office:value-type="float" office:value="47400">
            <text:p>47400</text:p>
          </table:table-cell>
          <table:table-cell table:formula="oooc:=1000000/[.F49]" office:value-type="float" office:value="21.0970464135021">
            <text:p>21,1</text:p>
          </table:table-cell>
          <table:table-cell office:value-type="float" office:value="13.699">
            <text:p>13,7</text:p>
          </table:table-cell>
          <table:table-cell office:value-type="float" office:value="7.067">
            <text:p>7,07</text:p>
          </table:table-cell>
          <table:table-cell table:formula="oooc:=[.I49]+2" office:value-type="float" office:value="9.067">
            <text:p>9,07</text:p>
          </table:table-cell>
          <table:table-cell office:value-type="float" office:value="3.521">
            <text:p>3,52</text:p>
          </table:table-cell>
          <table:table-cell table:formula="oooc:=[.K49]*4" office:value-type="float" office:value="14.084">
            <text:p>14,08</text:p>
          </table:table-cell>
          <table:covered-table-cell table:formula="oooc:=AVERAGE([.G49:.G59])" office:value-type="float" office:value="21.0241229598152">
            <text:p>21,02</text:p>
          </table:covered-table-cell>
          <table:covered-table-cell/>
        </table:table-row>
        <table:table-row table:style-name="ro1">
          <table:covered-table-cell table:style-name="Default"/>
          <table:table-cell office:value-type="float" office:value="54">
            <text:p>54</text:p>
          </table:table-cell>
          <table:table-cell office:value-type="float" office:value="0.2">
            <text:p>0,2</text:p>
          </table:table-cell>
          <table:table-cell table:formula="oooc:=([.H50]+2*[.I50]+4*[.K50])/3" office:value-type="float" office:value="14.275">
            <text:p>14,28</text:p>
          </table:table-cell>
          <table:table-cell table:formula="oooc:=STDEV([.H50];[.J50];[.L50])" office:value-type="float" office:value="2.9690611871993">
            <text:p>2,97</text:p>
          </table:table-cell>
          <table:table-cell office:value-type="float" office:value="47500">
            <text:p>47500</text:p>
          </table:table-cell>
          <table:table-cell table:formula="oooc:=1000000/[.F50]" office:value-type="float" office:value="21.0526315789474">
            <text:p>21,05</text:p>
          </table:table-cell>
          <table:table-cell office:value-type="float" office:value="14.035">
            <text:p>14,04</text:p>
          </table:table-cell>
          <table:table-cell office:value-type="float" office:value="7.143">
            <text:p>7,14</text:p>
          </table:table-cell>
          <table:table-cell table:formula="oooc:=[.I50]+2" office:value-type="float" office:value="9.143">
            <text:p>9,14</text:p>
          </table:table-cell>
          <table:table-cell office:value-type="float" office:value="3.626">
            <text:p>3,63</text:p>
          </table:table-cell>
          <table:table-cell table:formula="oooc:=[.K50]*4" office:value-type="float" office:value="14.504">
            <text:p>14,5</text:p>
          </table:table-cell>
          <table:covered-table-cell table:formula="oooc:=AVERAGE([.G50:.G60])" office:value-type="float" office:value="21.0095382690778">
            <text:p>21,01</text:p>
          </table:covered-table-cell>
          <table:covered-table-cell/>
        </table:table-row>
        <table:table-row table:style-name="ro1">
          <table:covered-table-cell table:style-name="Default"/>
          <table:table-cell office:value-type="float" office:value="54.5">
            <text:p>54,5</text:p>
          </table:table-cell>
          <table:table-cell office:value-type="float" office:value="0.2">
            <text:p>0,2</text:p>
          </table:table-cell>
          <table:table-cell table:formula="oooc:=([.H51]+2*[.I51]+4*[.K51])/3" office:value-type="float" office:value="15.2166666666667">
            <text:p>15,22</text:p>
          </table:table-cell>
          <table:table-cell table:formula="oooc:=STDEV([.H51];[.J51];[.L51])" office:value-type="float" office:value="3.37525055860055">
            <text:p>3,38</text:p>
          </table:table-cell>
          <table:table-cell office:value-type="float" office:value="47790">
            <text:p>47790</text:p>
          </table:table-cell>
          <table:table-cell table:formula="oooc:=1000000/[.F51]" office:value-type="float" office:value="20.9248796819418">
            <text:p>20,92</text:p>
          </table:table-cell>
          <table:table-cell office:value-type="float" office:value="15.444">
            <text:p>15,44</text:p>
          </table:table-cell>
          <table:table-cell office:value-type="float" office:value="7.491">
            <text:p>7,49</text:p>
          </table:table-cell>
          <table:table-cell table:formula="oooc:=[.I51]+2" office:value-type="float" office:value="9.491">
            <text:p>9,49</text:p>
          </table:table-cell>
          <table:table-cell office:value-type="float" office:value="3.806">
            <text:p>3,81</text:p>
          </table:table-cell>
          <table:table-cell table:formula="oooc:=[.K51]*4" office:value-type="float" office:value="15.224">
            <text:p>15,22</text:p>
          </table:table-cell>
          <table:covered-table-cell table:formula="oooc:=AVERAGE([.G51:.G61])" office:value-type="float" office:value="20.9987649416104">
            <text:p>21</text:p>
          </table:covered-table-cell>
          <table:covered-table-cell/>
        </table:table-row>
        <table:table-row table:style-name="ro1">
          <table:covered-table-cell table:style-name="Default"/>
          <table:table-cell office:value-type="float" office:value="55">
            <text:p>55</text:p>
          </table:table-cell>
          <table:table-cell office:value-type="float" office:value="0.2">
            <text:p>0,2</text:p>
          </table:table-cell>
          <table:table-cell table:formula="oooc:=([.H52]+2*[.I52]+4*[.K52])/3" office:value-type="float" office:value="16.1443333333333">
            <text:p>16,14</text:p>
          </table:table-cell>
          <table:table-cell table:formula="oooc:=STDEV([.H52];[.J52];[.L52])" office:value-type="float" office:value="3.56577962489738">
            <text:p>3,57</text:p>
          </table:table-cell>
          <table:table-cell office:value-type="float" office:value="47400">
            <text:p>47400</text:p>
          </table:table-cell>
          <table:table-cell table:formula="oooc:=1000000/[.F52]" office:value-type="float" office:value="21.0970464135021">
            <text:p>21,1</text:p>
          </table:table-cell>
          <table:table-cell office:value-type="float" office:value="15.873">
            <text:p>15,87</text:p>
          </table:table-cell>
          <table:table-cell office:value-type="float" office:value="8.032">
            <text:p>8,03</text:p>
          </table:table-cell>
          <table:table-cell table:formula="oooc:=[.I52]+2" office:value-type="float" office:value="10.032">
            <text:p>10,03</text:p>
          </table:table-cell>
          <table:table-cell office:value-type="float" office:value="4.124">
            <text:p>4,12</text:p>
          </table:table-cell>
          <table:table-cell table:formula="oooc:=[.K52]*4" office:value-type="float" office:value="16.496">
            <text:p>16,5</text:p>
          </table:table-cell>
          <table:covered-table-cell table:formula="oooc:=AVERAGE([.G52:.G62])" office:value-type="float" office:value="21.0233933614999">
            <text:p>21,02</text:p>
          </table:covered-table-cell>
          <table:covered-table-cell/>
        </table:table-row>
        <table:table-row table:style-name="ro1">
          <table:covered-table-cell table:style-name="Default"/>
          <table:table-cell office:value-type="float" office:value="55.5">
            <text:p>55,5</text:p>
          </table:table-cell>
          <table:table-cell office:value-type="float" office:value="0.2">
            <text:p>0,2</text:p>
          </table:table-cell>
          <table:table-cell table:formula="oooc:=([.H53]+2*[.I53]+4*[.K53])/3" office:value-type="float" office:value="16.6643333333333">
            <text:p>16,66</text:p>
          </table:table-cell>
          <table:table-cell table:formula="oooc:=STDEV([.H53];[.J53];[.L53])" office:value-type="float" office:value="3.5181564774751">
            <text:p>3,52</text:p>
          </table:table-cell>
          <table:table-cell office:value-type="float" office:value="47500">
            <text:p>47500</text:p>
          </table:table-cell>
          <table:table-cell table:formula="oooc:=1000000/[.F53]" office:value-type="float" office:value="21.0526315789474">
            <text:p>21,05</text:p>
          </table:table-cell>
          <table:table-cell office:value-type="float" office:value="16.327">
            <text:p>16,33</text:p>
          </table:table-cell>
          <table:table-cell office:value-type="float" office:value="8.457">
            <text:p>8,46</text:p>
          </table:table-cell>
          <table:table-cell table:formula="oooc:=[.I53]+2" office:value-type="float" office:value="10.457">
            <text:p>10,46</text:p>
          </table:table-cell>
          <table:table-cell office:value-type="float" office:value="4.188">
            <text:p>4,19</text:p>
          </table:table-cell>
          <table:table-cell table:formula="oooc:=[.K53]*4" office:value-type="float" office:value="16.752">
            <text:p>16,75</text:p>
          </table:table-cell>
          <table:covered-table-cell table:formula="oooc:=AVERAGE([.G53:.G63])" office:value-type="float" office:value="20.9865668354988">
            <text:p>20,99</text:p>
          </table:covered-table-cell>
          <table:covered-table-cell/>
        </table:table-row>
        <table:table-row table:style-name="ro1">
          <table:covered-table-cell table:style-name="Default"/>
          <table:table-cell table:style-name="ce5" office:value-type="float" office:value="56">
            <text:p>56</text:p>
          </table:table-cell>
          <table:table-cell table:style-name="ce7" office:value-type="float" office:value="0.2">
            <text:p>0,2</text:p>
          </table:table-cell>
          <table:table-cell table:style-name="ce7" table:formula="oooc:=([.H54]+2*[.I54]+4*[.K54])/3" office:value-type="float" office:value="18.1546666666667">
            <text:p>18,15</text:p>
          </table:table-cell>
          <table:table-cell table:style-name="ce7" table:formula="oooc:=STDEV([.H54];[.J54];[.L54])" office:value-type="float" office:value="4.07052588740079">
            <text:p>4,07</text:p>
          </table:table-cell>
          <table:table-cell table:style-name="ce7" office:value-type="float" office:value="47800">
            <text:p>47800</text:p>
          </table:table-cell>
          <table:table-cell table:formula="oooc:=1000000/[.F54]" office:value-type="float" office:value="20.9205020920502">
            <text:p>20,92</text:p>
          </table:table-cell>
          <table:table-cell table:style-name="ce7" office:value-type="float" office:value="18.182">
            <text:p>18,18</text:p>
          </table:table-cell>
          <table:table-cell table:style-name="ce7" office:value-type="float" office:value="9.091">
            <text:p>9,09</text:p>
          </table:table-cell>
          <table:table-cell table:style-name="ce7" table:formula="oooc:=[.I54]+2" office:value-type="float" office:value="11.091">
            <text:p>11,09</text:p>
          </table:table-cell>
          <table:table-cell table:style-name="ce11" office:value-type="float" office:value="4.525">
            <text:p>4,53</text:p>
          </table:table-cell>
          <table:table-cell table:style-name="ce14" table:formula="oooc:=[.K54]*4" office:value-type="float" office:value="18.1">
            <text:p>18,1</text:p>
          </table:table-cell>
          <table:covered-table-cell table:formula="oooc:=AVERAGE([.G54:.G64])" office:value-type="float" office:value="20.9205020920502">
            <text:p>20,92</text:p>
          </table:covered-table-cell>
          <table:covered-table-cell/>
        </table:table-row>
      </table:table>
      <table:table table:name="constant Distance" table:style-name="ta1" table:print="false">
        <office:forms form:automatic-focus="false" form:apply-design-mode="false"/>
        <table:table-column table:style-name="co1" table:default-cell-style-name="ce1"/>
        <table:table-column table:style-name="co1" table:default-cell-style-name="ce4"/>
        <table:table-column table:style-name="co1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1" table:default-cell-style-name="ce10"/>
        <table:table-row table:style-name="ro1">
          <table:table-cell table:style-name="Default"/>
          <table:table-cell table:style-name="ce1" office:value-type="string">
            <text:p>Umot/V</text:p>
          </table:table-cell>
          <table:table-cell table:style-name="ce1" office:value-type="string">
            <text:p>Umlaufd./us</text:p>
          </table:table-cell>
          <table:table-cell table:style-name="ce1" office:value-type="string">
            <text:p>Umlauffreq[Hz]</text:p>
          </table:table-cell>
          <table:table-cell table:style-name="ce1" office:value-type="string">
            <text:p>Fehler[Hz]</text:p>
          </table:table-cell>
          <table:table-cell table:style-name="ce1" office:value-type="string">
            <text:p>Schwebung[kHz]</text:p>
          </table:table-cell>
          <table:table-cell table:style-name="ce1" office:value-type="string">
            <text:p>Fehler[kHz]</text:p>
          </table:table-cell>
          <table:table-cell table:style-name="ce1" office:value-type="string">
            <text:p>f(1per)/Hz</text:p>
          </table:table-cell>
          <table:table-cell table:style-name="ce1" office:value-type="string">
            <text:p>f(2per)/Hz</text:p>
          </table:table-cell>
          <table:table-cell table:style-name="ce1" office:value-type="string">
            <text:p>f(3per)/Hz</text:p>
          </table:table-cell>
        </table:table-row>
        <table:table-row table:style-name="ro1">
          <table:table-cell table:style-name="ce2" office:value-type="string" table:number-columns-spanned="1" table:number-rows-spanned="10">
            <text:p>36,5mm</text:p>
          </table:table-cell>
          <table:table-cell table:style-name="ce3" office:value-type="float" office:value="5.5">
            <text:p>5,5</text:p>
          </table:table-cell>
          <table:table-cell table:style-name="ce6" office:value-type="float" office:value="66630">
            <text:p>66630</text:p>
          </table:table-cell>
          <table:table-cell table:style-name="ce6" table:number-columns-repeated="4"/>
          <table:table-cell table:style-name="ce6" office:value-type="float" office:value="13.514">
            <text:p>13,51</text:p>
          </table:table-cell>
          <table:table-cell table:style-name="ce6" office:value-type="float" office:value="6.565">
            <text:p>6,57</text:p>
          </table:table-cell>
          <table:table-cell table:style-name="ce9" office:value-type="float" office:value="3.359">
            <text:p>3,36</text:p>
          </table:table-cell>
        </table:table-row>
        <table:table-row table:style-name="ro1">
          <table:covered-table-cell/>
          <table:table-cell office:value-type="float" office:value="6">
            <text:p>6</text:p>
          </table:table-cell>
          <table:table-cell office:value-type="float" office:value="61800">
            <text:p>61800</text:p>
          </table:table-cell>
          <table:table-cell table:number-columns-repeated="4"/>
          <table:table-cell office:value-type="float" office:value="16.736">
            <text:p>16,74</text:p>
          </table:table-cell>
          <table:table-cell office:value-type="float" office:value="8.214">
            <text:p>8,21</text:p>
          </table:table-cell>
          <table:table-cell office:value-type="float" office:value="3.996">
            <text:p>4</text:p>
          </table:table-cell>
        </table:table-row>
        <table:table-row table:style-name="ro1">
          <table:covered-table-cell/>
          <table:table-cell office:value-type="float" office:value="6.5">
            <text:p>6,5</text:p>
          </table:table-cell>
          <table:table-cell office:value-type="float" office:value="56980">
            <text:p>56980</text:p>
          </table:table-cell>
          <table:table-cell table:number-columns-repeated="4"/>
          <table:table-cell office:value-type="float" office:value="16.598">
            <text:p>16,6</text:p>
          </table:table-cell>
          <table:table-cell office:value-type="float" office:value="8.147">
            <text:p>8,15</text:p>
          </table:table-cell>
          <table:table-cell office:value-type="float" office:value="4.008">
            <text:p>4,01</text:p>
          </table:table-cell>
        </table:table-row>
        <table:table-row table:style-name="ro1">
          <table:covered-table-cell/>
          <table:table-cell office:value-type="float" office:value="7">
            <text:p>7</text:p>
          </table:table-cell>
          <table:table-cell office:value-type="float" office:value="51690">
            <text:p>51690</text:p>
          </table:table-cell>
          <table:table-cell table:number-columns-repeated="4"/>
          <table:table-cell office:value-type="float" office:value="17.544">
            <text:p>17,54</text:p>
          </table:table-cell>
          <table:table-cell office:value-type="float" office:value="8.889">
            <text:p>8,89</text:p>
          </table:table-cell>
          <table:table-cell office:value-type="float" office:value="4.269">
            <text:p>4,27</text:p>
          </table:table-cell>
        </table:table-row>
        <table:table-row table:style-name="ro1">
          <table:covered-table-cell/>
          <table:table-cell office:value-type="float" office:value="7.5">
            <text:p>7,5</text:p>
          </table:table-cell>
          <table:table-cell office:value-type="float" office:value="47000">
            <text:p>47000</text:p>
          </table:table-cell>
          <table:table-cell table:number-columns-repeated="4"/>
          <table:table-cell office:value-type="float" office:value="20.305">
            <text:p>20,31</text:p>
          </table:table-cell>
          <table:table-cell office:value-type="float" office:value="9.78">
            <text:p>9,78</text:p>
          </table:table-cell>
          <table:table-cell office:value-type="float" office:value="5.07">
            <text:p>5,07</text:p>
          </table:table-cell>
        </table:table-row>
        <table:table-row table:style-name="ro1">
          <table:covered-table-cell/>
          <table:table-cell office:value-type="float" office:value="8">
            <text:p>8</text:p>
          </table:table-cell>
          <table:table-cell office:value-type="float" office:value="44400">
            <text:p>44400</text:p>
          </table:table-cell>
          <table:table-cell table:number-columns-repeated="4"/>
          <table:table-cell office:value-type="float" office:value="22.026">
            <text:p>22,03</text:p>
          </table:table-cell>
          <table:table-cell office:value-type="float" office:value="11.429">
            <text:p>11,43</text:p>
          </table:table-cell>
          <table:table-cell office:value-type="float" office:value="5.627">
            <text:p>5,63</text:p>
          </table:table-cell>
        </table:table-row>
        <table:table-row table:style-name="ro1">
          <table:covered-table-cell/>
          <table:table-cell office:value-type="float" office:value="8.5">
            <text:p>8,5</text:p>
          </table:table-cell>
          <table:table-cell office:value-type="float" office:value="41560">
            <text:p>41560</text:p>
          </table:table-cell>
          <table:table-cell table:number-columns-repeated="4"/>
          <table:table-cell office:value-type="float" office:value="23.981">
            <text:p>23,98</text:p>
          </table:table-cell>
          <table:table-cell office:value-type="float" office:value="11.561">
            <text:p>11,56</text:p>
          </table:table-cell>
          <table:table-cell/>
        </table:table-row>
        <table:table-row table:style-name="ro1">
          <table:covered-table-cell/>
          <table:table-cell office:value-type="float" office:value="9">
            <text:p>9</text:p>
          </table:table-cell>
          <table:table-cell office:value-type="float" office:value="39050">
            <text:p>39050</text:p>
          </table:table-cell>
          <table:table-cell table:number-columns-repeated="4"/>
          <table:table-cell office:value-type="float" office:value="25.316">
            <text:p>25,32</text:p>
          </table:table-cell>
          <table:table-cell office:value-type="float" office:value="12.151">
            <text:p>12,15</text:p>
          </table:table-cell>
          <table:table-cell office:value-type="float" office:value="5.952">
            <text:p>5,95</text:p>
          </table:table-cell>
        </table:table-row>
        <table:table-row table:style-name="ro1">
          <table:covered-table-cell/>
          <table:table-cell office:value-type="float" office:value="9.5">
            <text:p>9,5</text:p>
          </table:table-cell>
          <table:table-cell office:value-type="float" office:value="37200">
            <text:p>37200</text:p>
          </table:table-cell>
          <table:table-cell table:number-columns-repeated="4"/>
          <table:table-cell office:value-type="float" office:value="25.316">
            <text:p>25,32</text:p>
          </table:table-cell>
          <table:table-cell office:value-type="float" office:value="12.805">
            <text:p>12,81</text:p>
          </table:table-cell>
          <table:table-cell office:value-type="float" office:value="6.329">
            <text:p>6,33</text:p>
          </table:table-cell>
        </table:table-row>
        <table:table-row table:style-name="ro1">
          <table:covered-table-cell/>
          <table:table-cell table:style-name="ce5" office:value-type="float" office:value="10">
            <text:p>10</text:p>
          </table:table-cell>
          <table:table-cell table:style-name="ce7" office:value-type="float" office:value="33550">
            <text:p>33550</text:p>
          </table:table-cell>
          <table:table-cell table:style-name="ce7" table:number-columns-repeated="4"/>
          <table:table-cell table:style-name="ce7" office:value-type="float" office:value="26.738">
            <text:p>26,74</text:p>
          </table:table-cell>
          <table:table-cell table:style-name="ce7" office:value-type="float" office:value="12.937">
            <text:p>12,94</text:p>
          </table:table-cell>
          <table:table-cell table:style-name="ce11" office:value-type="float" office:value="6.636">
            <text:p>6,64</text:p>
          </table:table-cell>
        </table:table-row>
        <table:table-row table:style-name="ro1">
          <table:table-cell table:style-name="ce2" office:value-type="string" table:number-columns-spanned="1" table:number-rows-spanned="10">
            <text:p>39mm</text:p>
          </table:table-cell>
          <table:table-cell table:style-name="ce3"/>
          <table:table-cell table:style-name="ce6" office:value-type="float" office:value="54220">
            <text:p>54220</text:p>
          </table:table-cell>
          <table:table-cell table:style-name="ce6" table:number-columns-repeated="4"/>
          <table:table-cell table:style-name="ce6" office:value-type="float" office:value="12.308">
            <text:p>12,31</text:p>
          </table:table-cell>
          <table:table-cell table:style-name="ce6" office:value-type="float" office:value="6.359">
            <text:p>6,36</text:p>
          </table:table-cell>
          <table:table-cell table:style-name="ce9" office:value-type="float" office:value="3.263">
            <text:p>3,26</text:p>
          </table:table-cell>
        </table:table-row>
        <table:table-row table:style-name="ro1">
          <table:covered-table-cell/>
          <table:table-cell/>
          <table:table-cell office:value-type="float" office:value="52330">
            <text:p>52330</text:p>
          </table:table-cell>
          <table:table-cell table:number-columns-repeated="4"/>
          <table:table-cell office:value-type="float" office:value="13.746">
            <text:p>13,75</text:p>
          </table:table-cell>
          <table:table-cell office:value-type="float" office:value="6.745">
            <text:p>6,75</text:p>
          </table:table-cell>
          <table:table-cell office:value-type="float" office:value="3.361">
            <text:p>3,36</text:p>
          </table:table-cell>
        </table:table-row>
        <table:table-row table:style-name="ro1">
          <table:covered-table-cell/>
          <table:table-cell/>
          <table:table-cell office:value-type="float" office:value="50904">
            <text:p>50904</text:p>
          </table:table-cell>
          <table:table-cell table:number-columns-repeated="4"/>
          <table:table-cell office:value-type="float" office:value="13.201">
            <text:p>13,2</text:p>
          </table:table-cell>
          <table:table-cell office:value-type="float" office:value="6.633">
            <text:p>6,63</text:p>
          </table:table-cell>
          <table:table-cell office:value-type="float" office:value="3.241">
            <text:p>3,24</text:p>
          </table:table-cell>
        </table:table-row>
        <table:table-row table:style-name="ro1">
          <table:covered-table-cell/>
          <table:table-cell/>
          <table:table-cell office:value-type="float" office:value="47807">
            <text:p>47807</text:p>
          </table:table-cell>
          <table:table-cell table:number-columns-repeated="4"/>
          <table:table-cell office:value-type="float" office:value="14.286">
            <text:p>14,29</text:p>
          </table:table-cell>
          <table:table-cell office:value-type="float" office:value="7.055">
            <text:p>7,06</text:p>
          </table:table-cell>
          <table:table-cell office:value-type="float" office:value="3.521">
            <text:p>3,52</text:p>
          </table:table-cell>
        </table:table-row>
        <table:table-row table:style-name="ro1">
          <table:covered-table-cell/>
          <table:table-cell/>
          <table:table-cell office:value-type="float" office:value="44701">
            <text:p>44701</text:p>
          </table:table-cell>
          <table:table-cell table:number-columns-repeated="4"/>
          <table:table-cell office:value-type="float" office:value="15.873">
            <text:p>15,87</text:p>
          </table:table-cell>
          <table:table-cell office:value-type="float" office:value="8.14">
            <text:p>8,14</text:p>
          </table:table-cell>
          <table:table-cell office:value-type="float" office:value="4.036">
            <text:p>4,04</text:p>
          </table:table-cell>
        </table:table-row>
        <table:table-row table:style-name="ro1">
          <table:covered-table-cell/>
          <table:table-cell/>
          <table:table-cell office:value-type="float" office:value="42722">
            <text:p>42722</text:p>
          </table:table-cell>
          <table:table-cell table:number-columns-repeated="4"/>
          <table:table-cell office:value-type="float" office:value="16.461">
            <text:p>16,46</text:p>
          </table:table-cell>
          <table:table-cell office:value-type="float" office:value="8.299">
            <text:p>8,3</text:p>
          </table:table-cell>
          <table:table-cell office:value-type="float" office:value="4.158">
            <text:p>4,16</text:p>
          </table:table-cell>
        </table:table-row>
        <table:table-row table:style-name="ro1">
          <table:covered-table-cell/>
          <table:table-cell/>
          <table:table-cell office:value-type="float" office:value="40410">
            <text:p>40410</text:p>
          </table:table-cell>
          <table:table-cell table:number-columns-repeated="4"/>
          <table:table-cell office:value-type="float" office:value="17.778">
            <text:p>17,78</text:p>
          </table:table-cell>
          <table:table-cell office:value-type="float" office:value="8.602">
            <text:p>8,6</text:p>
          </table:table-cell>
          <table:table-cell office:value-type="float" office:value="4.242">
            <text:p>4,24</text:p>
          </table:table-cell>
        </table:table-row>
        <table:table-row table:style-name="ro1">
          <table:covered-table-cell/>
          <table:table-cell/>
          <table:table-cell office:value-type="float" office:value="38730">
            <text:p>38730</text:p>
          </table:table-cell>
          <table:table-cell table:number-columns-repeated="4"/>
          <table:table-cell office:value-type="float" office:value="17.094">
            <text:p>17,09</text:p>
          </table:table-cell>
          <table:table-cell office:value-type="float" office:value="8.584">
            <text:p>8,58</text:p>
          </table:table-cell>
          <table:table-cell office:value-type="float" office:value="4.287">
            <text:p>4,29</text:p>
          </table:table-cell>
        </table:table-row>
        <table:table-row table:style-name="ro1">
          <table:covered-table-cell/>
          <table:table-cell/>
          <table:table-cell office:value-type="float" office:value="36573">
            <text:p>36573</text:p>
          </table:table-cell>
          <table:table-cell table:number-columns-repeated="4"/>
          <table:table-cell office:value-type="float" office:value="18.349">
            <text:p>18,35</text:p>
          </table:table-cell>
          <table:table-cell office:value-type="float" office:value="9.029">
            <text:p>9,03</text:p>
          </table:table-cell>
          <table:table-cell office:value-type="float" office:value="4.499">
            <text:p>4,5</text:p>
          </table:table-cell>
        </table:table-row>
        <table:table-row table:style-name="ro1">
          <table:covered-table-cell/>
          <table:table-cell table:style-name="ce5"/>
          <table:table-cell table:style-name="ce7" office:value-type="float" office:value="34585">
            <text:p>34585</text:p>
          </table:table-cell>
          <table:table-cell table:style-name="ce7" table:number-columns-repeated="4"/>
          <table:table-cell table:style-name="ce7" office:value-type="float" office:value="19.9">
            <text:p>19,9</text:p>
          </table:table-cell>
          <table:table-cell table:style-name="ce7" office:value-type="float" office:value="9.524">
            <text:p>9,52</text:p>
          </table:table-cell>
          <table:table-cell table:style-name="ce11" office:value-type="float" office:value="4.848">
            <text:p>4,85</text:p>
          </table:table-cell>
        </table:table-row>
        <table:table-row table:style-name="ro1">
          <table:table-cell table:style-name="ce2" office:value-type="string" table:number-columns-spanned="1" table:number-rows-spanned="10">
            <text:p>55mm</text:p>
          </table:table-cell>
          <table:table-cell table:style-name="ce3" office:value-type="float" office:value="4.5">
            <text:p>4,5</text:p>
          </table:table-cell>
          <table:table-cell table:style-name="ce6" office:value-type="float" office:value="142220">
            <text:p>142220</text:p>
          </table:table-cell>
          <table:table-cell table:style-name="ce6" table:number-columns-repeated="4"/>
          <table:table-cell table:style-name="ce6" office:value-type="float" office:value="4.831">
            <text:p>4,83</text:p>
          </table:table-cell>
          <table:table-cell table:style-name="ce6" office:value-type="float" office:value="2.347">
            <text:p>2,35</text:p>
          </table:table-cell>
          <table:table-cell table:style-name="ce9" office:value-type="float" office:value="1.196">
            <text:p>1,2</text:p>
          </table:table-cell>
        </table:table-row>
        <table:table-row table:style-name="ro1">
          <table:covered-table-cell/>
          <table:table-cell office:value-type="float" office:value="5">
            <text:p>5</text:p>
          </table:table-cell>
          <table:table-cell office:value-type="float" office:value="103110">
            <text:p>103110</text:p>
          </table:table-cell>
          <table:table-cell table:number-columns-repeated="4"/>
          <table:table-cell office:value-type="float" office:value="7.634">
            <text:p>7,63</text:p>
          </table:table-cell>
          <table:table-cell office:value-type="float" office:value="3.854">
            <text:p>3,85</text:p>
          </table:table-cell>
          <table:table-cell office:value-type="float" office:value="1.912">
            <text:p>1,91</text:p>
          </table:table-cell>
        </table:table-row>
        <table:table-row table:style-name="ro1">
          <table:covered-table-cell/>
          <table:table-cell office:value-type="float" office:value="5.5">
            <text:p>5,5</text:p>
          </table:table-cell>
          <table:table-cell office:value-type="float" office:value="74410">
            <text:p>74410</text:p>
          </table:table-cell>
          <table:table-cell table:number-columns-repeated="4"/>
          <table:table-cell office:value-type="float" office:value="9.732">
            <text:p>9,73</text:p>
          </table:table-cell>
          <table:table-cell office:value-type="float" office:value="4.848">
            <text:p>4,85</text:p>
          </table:table-cell>
          <table:table-cell office:value-type="float" office:value="2.486">
            <text:p>2,49</text:p>
          </table:table-cell>
        </table:table-row>
        <table:table-row table:style-name="ro1">
          <table:covered-table-cell/>
          <table:table-cell office:value-type="float" office:value="6">
            <text:p>6</text:p>
          </table:table-cell>
          <table:table-cell office:value-type="float" office:value="68870">
            <text:p>68870</text:p>
          </table:table-cell>
          <table:table-cell table:number-columns-repeated="4"/>
          <table:table-cell office:value-type="float" office:value="11.364">
            <text:p>11,36</text:p>
          </table:table-cell>
          <table:table-cell office:value-type="float" office:value="5.65">
            <text:p>5,65</text:p>
          </table:table-cell>
          <table:table-cell office:value-type="float" office:value="2.815">
            <text:p>2,82</text:p>
          </table:table-cell>
        </table:table-row>
        <table:table-row table:style-name="ro1">
          <table:covered-table-cell/>
          <table:table-cell office:value-type="float" office:value="6.5">
            <text:p>6,5</text:p>
          </table:table-cell>
          <table:table-cell office:value-type="float" office:value="63160">
            <text:p>63160</text:p>
          </table:table-cell>
          <table:table-cell table:number-columns-repeated="4"/>
          <table:table-cell office:value-type="float" office:value="11.869">
            <text:p>11,87</text:p>
          </table:table-cell>
          <table:table-cell office:value-type="float" office:value="5.944">
            <text:p>5,94</text:p>
          </table:table-cell>
          <table:table-cell office:value-type="float" office:value="2.965">
            <text:p>2,97</text:p>
          </table:table-cell>
        </table:table-row>
        <table:table-row table:style-name="ro1">
          <table:covered-table-cell/>
          <table:table-cell office:value-type="float" office:value="7">
            <text:p>7</text:p>
          </table:table-cell>
          <table:table-cell office:value-type="float" office:value="53610">
            <text:p>53610</text:p>
          </table:table-cell>
          <table:table-cell table:number-columns-repeated="4"/>
          <table:table-cell office:value-type="float" office:value="14.388">
            <text:p>14,39</text:p>
          </table:table-cell>
          <table:table-cell office:value-type="float" office:value="7.299">
            <text:p>7,3</text:p>
          </table:table-cell>
          <table:table-cell office:value-type="float" office:value="3.707">
            <text:p>3,71</text:p>
          </table:table-cell>
        </table:table-row>
        <table:table-row table:style-name="ro1">
          <table:covered-table-cell/>
          <table:table-cell office:value-type="float" office:value="7.5">
            <text:p>7,5</text:p>
          </table:table-cell>
          <table:table-cell office:value-type="float" office:value="49510">
            <text:p>49510</text:p>
          </table:table-cell>
          <table:table-cell table:number-columns-repeated="4"/>
          <table:table-cell office:value-type="float" office:value="16.416">
            <text:p>16,42</text:p>
          </table:table-cell>
          <table:table-cell office:value-type="float" office:value="8.065">
            <text:p>8,07</text:p>
          </table:table-cell>
          <table:table-cell office:value-type="float" office:value="3.956">
            <text:p>3,96</text:p>
          </table:table-cell>
        </table:table-row>
        <table:table-row table:style-name="ro1">
          <table:covered-table-cell/>
          <table:table-cell office:value-type="float" office:value="8">
            <text:p>8</text:p>
          </table:table-cell>
          <table:table-cell office:value-type="float" office:value="47150">
            <text:p>47150</text:p>
          </table:table-cell>
          <table:table-cell table:number-columns-repeated="4"/>
          <table:table-cell office:value-type="float" office:value="17.544">
            <text:p>17,54</text:p>
          </table:table-cell>
          <table:table-cell office:value-type="float" office:value="8.511">
            <text:p>8,51</text:p>
          </table:table-cell>
          <table:table-cell office:value-type="float" office:value="4.206">
            <text:p>4,21</text:p>
          </table:table-cell>
        </table:table-row>
        <table:table-row table:style-name="ro1">
          <table:covered-table-cell/>
          <table:table-cell office:value-type="float" office:value="8.5">
            <text:p>8,5</text:p>
          </table:table-cell>
          <table:table-cell office:value-type="float" office:value="43770">
            <text:p>43770</text:p>
          </table:table-cell>
          <table:table-cell table:number-columns-repeated="4"/>
          <table:table-cell office:value-type="float" office:value="18.779">
            <text:p>18,78</text:p>
          </table:table-cell>
          <table:table-cell office:value-type="float" office:value="9.132">
            <text:p>9,13</text:p>
          </table:table-cell>
          <table:table-cell office:value-type="float" office:value="4.625">
            <text:p>4,63</text:p>
          </table:table-cell>
        </table:table-row>
        <table:table-row table:style-name="ro1">
          <table:covered-table-cell/>
          <table:table-cell table:style-name="ce5" office:value-type="float" office:value="9">
            <text:p>9</text:p>
          </table:table-cell>
          <table:table-cell table:style-name="ce7" office:value-type="float" office:value="41000">
            <text:p>41000</text:p>
          </table:table-cell>
          <table:table-cell table:style-name="ce7" table:number-columns-repeated="4"/>
          <table:table-cell table:style-name="ce7" office:value-type="float" office:value="19.9">
            <text:p>19,9</text:p>
          </table:table-cell>
          <table:table-cell table:style-name="ce7" office:value-type="float" office:value="9.78">
            <text:p>9,78</text:p>
          </table:table-cell>
          <table:table-cell table:style-name="ce11" office:value-type="float" office:value="4.926">
            <text:p>4,9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03">03.10.2009</text:date>, <text:time>21:13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Paul Kremser</meta:initial-creator>
    <meta:creation-date>2009-10-03T16:04:07</meta:creation-date>
    <dc:creator>Paul Kremser</dc:creator>
    <dc:date>2009-10-03T21:13:20</dc:date>
    <meta:editing-cycles>4</meta:editing-cycles>
    <meta:editing-duration>PT3H8M32S</meta:editing-duration>
    <meta:user-defined meta:name="Info 1"/>
    <meta:user-defined meta:name="Info 2"/>
    <meta:user-defined meta:name="Info 3"/>
    <meta:user-defined meta:name="Info 4"/>
    <meta:document-statistic meta:table-count="2" meta:cell-count="808"/>
  </office:meta>
</office:document-meta>
</file>